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none" draw:stroke="solid" svg:stroke-width="0.00694in" svg:stroke-color="#5b9bd5" draw:marker-end="a550" svg:stroke-opacity="100%" draw:stroke-linejoin="miter" svg:stroke-linecap="butt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57">
      <style:graphic-properties draw:fill="none" draw:stroke="solid" svg:stroke-width="0.00694in" svg:stroke-color="#5b9bd5" draw:marker-end="a556" svg:stroke-opacity="100%" draw:stroke-linejoin="miter" svg:stroke-linecap="but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none" draw:stroke="solid" svg:stroke-width="0.02083in" svg:stroke-color="#ed7d31" draw:marker-end="a449" svg:stroke-opacity="100%" draw:stroke-linejoin="miter" svg:stroke-linecap="butt"/>
    </style:style>
    <style:style style:family="graphic" style:name="a452">
      <style:graphic-properties draw:fill="none" draw:stroke="solid" svg:stroke-width="0.02083in" svg:stroke-color="#ed7d31" draw:marker-end="a451" svg:stroke-opacity="100%" draw:stroke-linejoin="miter" svg:stroke-linecap="butt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77">
      <style:graphic-properties draw:fill="none" draw:stroke="solid" svg:stroke-width="0.00694in" svg:stroke-color="#5b9bd5" draw:marker-end="a576" svg:stroke-opacity="100%" draw:stroke-linejoin="miter" svg:stroke-linecap="butt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none" draw:stroke="solid" svg:stroke-width="0.00694in" svg:stroke-color="#5b9bd5" draw:marker-end="a514" svg:stroke-opacity="100%" draw:stroke-linejoin="miter" svg:stroke-linecap="butt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7">
      <style:graphic-properties draw:fill="none" draw:stroke="solid" svg:stroke-width="0.00694in" svg:stroke-color="#5b9bd5" draw:marker-end="a586" svg:stroke-opacity="100%" draw:stroke-linejoin="miter" svg:stroke-linecap="butt"/>
    </style:style>
    <style:style style:family="graphic" style:name="a589">
      <style:graphic-properties draw:fill="none" draw:stroke="solid" svg:stroke-width="0.00694in" svg:stroke-color="#5b9bd5" draw:marker-end="a588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9">
      <style:graphic-properties draw:fill="none" draw:stroke="solid" svg:stroke-width="0.00694in" svg:stroke-color="#5b9bd5" draw:marker-end="a528" svg:stroke-opacity="100%" draw:stroke-linejoin="miter" svg:stroke-linecap="butt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center" draw:fill="solid" draw:fill-color="#bfbfb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none" draw:stroke="solid" svg:stroke-width="0.00694in" svg:stroke-color="#5b9bd5" draw:marker-end="a530" svg:stroke-opacity="100%" draw:stroke-linejoin="miter" svg:stroke-linecap="butt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37">
      <style:graphic-properties draw:fill="none" draw:stroke="solid" svg:stroke-width="0.00694in" svg:stroke-color="#5b9bd5" draw:marker-end="a536" svg:stroke-opacity="100%" draw:stroke-linejoin="miter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56" draw:master-page-name="Master1-Layout1-title-Title-Slide" presentation:presentation-page-layout-name="Master1-PPL1" draw:id="Slide-257">
        <draw:custom-shape svg:x="0.15789in" svg:y="0.88095in" svg:width="12.65789in" svg:height="6.53077in" draw:id="id63" draw:style-name="a361" draw:name="Rounded Rectangle 14">
          <svg:title/>
          <svg:desc/>
          <text:p text:style-name="a360" text:class-names="" text:cond-style-name=""><text:span text:style-name="a357" text:class-names="">Camille’s</text:span><text:span text:style-name="a358" text:class-names=""><text:s text:c="1"/>Computer</text:span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1944in" svg:y="0.05256in" svg:width="0.73684in" svg:height="0.69737in" draw:id="id64" draw:style-name="a364" draw:name="Smiley Face 1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?f79 ?f80 A ?f133 ?f134 ?f135 ?f136 ?f79 ?f80 ?f130 ?f132  W ?f137 ?f138 ?f139 ?f140 ?f79 ?f80 ?f130 ?f132 Z N M ?f81 ?f82 A ?f161 ?f162 ?f163 ?f164 ?f81 ?f82 ?f158 ?f160  W ?f165 ?f166 ?f167 ?f168 ?f81 ?f82 ?f158 ?f160 Z N M ?f83 ?f82 A ?f173 ?f162 ?f174 ?f164 ?f83 ?f82 ?f172 ?f160  W ?f175 ?f166 ?f176 ?f168 ?f83 ?f82 ?f172 ?f160 Z N F M ?f20 ?f41 C ?f21 ?f42 ?f22 ?f42 ?f23 ?f41 N" draw:text-areas="?f90 ?f92 ?f91 ?f93" draw:glue-points="?f86 ?f87 ?f86 ?f88 ?f89 ?f88 ?f89 ?f87" draw:glue-point-leaving-directions="-0, 180, 180, -0" draw:modifiers="17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5510"/>
            <draw:equation draw:name="f13" draw:formula="17520"/>
            <draw:equation draw:name="f14" draw:formula="10800 * 10800"/>
            <draw:equation draw:name="f15" draw:formula="0"/>
            <draw:equation draw:name="f16" draw:formula="0 - 23592960"/>
            <draw:equation draw:name="f17" draw:formula="10800"/>
            <draw:equation draw:name="f18" draw:formula="1165 * 1165"/>
            <draw:equation draw:name="f19" draw:formula="1165"/>
            <draw:equation draw:name="f20" draw:formula="4870"/>
            <draw:equation draw:name="f21" draw:formula="8680"/>
            <draw:equation draw:name="f22" draw:formula="12920"/>
            <draw:equation draw:name="f23" draw:formula="16730"/>
            <draw:equation draw:name="f24" draw:formula="$0"/>
            <draw:equation draw:name="f25" draw:formula="0 * ?f8"/>
            <draw:equation draw:name="f26" draw:formula="?f15 * ?f0"/>
            <draw:equation draw:name="f27" draw:formula="?f16 * ?f0"/>
            <draw:equation draw:name="f28" draw:formula="?f24 - 15510"/>
            <draw:equation draw:name="f29" draw:formula="10800 * ?f10"/>
            <draw:equation draw:name="f30" draw:formula="3200 * ?f10"/>
            <draw:equation draw:name="f31" draw:formula="18400 * ?f10"/>
            <draw:equation draw:name="f32" draw:formula="18400 * ?f11"/>
            <draw:equation draw:name="f33" draw:formula="3200 * ?f11"/>
            <draw:equation draw:name="f34" draw:formula="?f25 / ?f9"/>
            <draw:equation draw:name="f35" draw:formula="?f26 / ?f9"/>
            <draw:equation draw:name="f36" draw:formula="?f27 / ?f9"/>
            <draw:equation draw:name="f37" draw:formula="3160 * ?f10"/>
            <draw:equation draw:name="f38" draw:formula="3160 * ?f11"/>
            <draw:equation draw:name="f39" draw:formula="18440 * ?f11"/>
            <draw:equation draw:name="f40" draw:formula="18440 * ?f10"/>
            <draw:equation draw:name="f41" draw:formula="17520 - ?f28"/>
            <draw:equation draw:name="f42" draw:formula="15510 + ?f28"/>
            <draw:equation draw:name="f43" draw:formula="0 - ?f34"/>
            <draw:equation draw:name="f44" draw:formula="?f35 - ?f1"/>
            <draw:equation draw:name="f45" draw:formula="?f36 - ?f1"/>
            <draw:equation draw:name="f46" draw:formula="?f43 * ?f0"/>
            <draw:equation draw:name="f47" draw:formula="?f45 - ?f44"/>
            <draw:equation draw:name="f48" draw:formula="?f46 / ?f8"/>
            <draw:equation draw:name="f49" draw:formula="?f48 - ?f1"/>
            <draw:equation draw:name="f50" draw:formula="?f49 + ?f1"/>
            <draw:equation draw:name="f51" draw:formula="?f50 * ?f8 / ?f0"/>
            <draw:equation draw:name="f52" draw:formula="0 - ?f51"/>
            <draw:equation draw:name="f53" draw:formula="sin(?f52)"/>
            <draw:equation draw:name="f54" draw:formula="0 - ?f53"/>
            <draw:equation draw:name="f55" draw:formula="?f54"/>
            <draw:equation draw:name="f56" draw:formula="cos(?f52)"/>
            <draw:equation draw:name="f57" draw:formula="0 - ?f56"/>
            <draw:equation draw:name="f58" draw:formula="?f57"/>
            <draw:equation draw:name="f59" draw:formula="0 - ?f55"/>
            <draw:equation draw:name="f60" draw:formula="0 - ?f58"/>
            <draw:equation draw:name="f61" draw:formula="10800 * ?f59"/>
            <draw:equation draw:name="f62" draw:formula="10800 * ?f60"/>
            <draw:equation draw:name="f63" draw:formula="1165 * ?f59"/>
            <draw:equation draw:name="f64" draw:formula="1165 * ?f60"/>
            <draw:equation draw:name="f65" draw:formula="?f61 * ?f61"/>
            <draw:equation draw:name="f66" draw:formula="?f62 * ?f62"/>
            <draw:equation draw:name="f67" draw:formula="?f63 * ?f63"/>
            <draw:equation draw:name="f68" draw:formula="?f64 * ?f64"/>
            <draw:equation draw:name="f69" draw:formula="?f65 + ?f66"/>
            <draw:equation draw:name="f70" draw:formula="?f67 + ?f68"/>
            <draw:equation draw:name="f71" draw:formula="sqrt(?f69)"/>
            <draw:equation draw:name="f72" draw:formula="sqrt(?f70)"/>
            <draw:equation draw:name="f73" draw:formula="?f14 / ?f71"/>
            <draw:equation draw:name="f74" draw:formula="?f18 / ?f72"/>
            <draw:equation draw:name="f75" draw:formula="?f59 * ?f73"/>
            <draw:equation draw:name="f76" draw:formula="?f60 * ?f73"/>
            <draw:equation draw:name="f77" draw:formula="?f59 * ?f74"/>
            <draw:equation draw:name="f78" draw:formula="?f60 * ?f74"/>
            <draw:equation draw:name="f79" draw:formula="10800 - ?f75"/>
            <draw:equation draw:name="f80" draw:formula="10800 - ?f76"/>
            <draw:equation draw:name="f81" draw:formula="7305 - ?f77"/>
            <draw:equation draw:name="f82" draw:formula="7515 - ?f78"/>
            <draw:equation draw:name="f83" draw:formula="14295 - ?f77"/>
            <draw:equation draw:name="f84" draw:formula="$0 / ?f11"/>
            <draw:equation draw:name="f85" draw:formula="?f29 / ?f10"/>
            <draw:equation draw:name="f86" draw:formula="?f37 / ?f10"/>
            <draw:equation draw:name="f87" draw:formula="?f38 / ?f11"/>
            <draw:equation draw:name="f88" draw:formula="?f39 / ?f11"/>
            <draw:equation draw:name="f89" draw:formula="?f40 / ?f10"/>
            <draw:equation draw:name="f90" draw:formula="?f30 / ?f10"/>
            <draw:equation draw:name="f91" draw:formula="?f31 / ?f10"/>
            <draw:equation draw:name="f92" draw:formula="?f33 / ?f11"/>
            <draw:equation draw:name="f93" draw:formula="?f32 / ?f11"/>
            <draw:equation draw:name="f94" draw:formula="21550000 - ?f47"/>
            <draw:equation draw:name="f95" draw:formula="if(?f94, ?f47, 21550000)"/>
            <draw:equation draw:name="f96" draw:formula="-21550000 - ?f95"/>
            <draw:equation draw:name="f97" draw:formula="if(?f96, -21550000, ?f95)"/>
            <draw:equation draw:name="f98" draw:formula="?f44 + ?f97"/>
            <draw:equation draw:name="f99" draw:formula="?f44 + ?f1"/>
            <draw:equation draw:name="f100" draw:formula="?f99 * ?f8 / ?f0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17"/>
            <draw:equation draw:name="f105" draw:formula="sin(?f101)"/>
            <draw:equation draw:name="f106" draw:formula="0 - ?f105"/>
            <draw:equation draw:name="f107" draw:formula="?f106 * ?f17"/>
            <draw:equation draw:name="f108" draw:formula="sqrt(?f104 * ?f104 + ?f107 * ?f107 + 0 * 0)"/>
            <draw:equation draw:name="f109" draw:formula="?f17 * ?f17 / ?f108"/>
            <draw:equation draw:name="f110" draw:formula="?f106 * ?f109"/>
            <draw:equation draw:name="f111" draw:formula="?f79 - ?f110"/>
            <draw:equation draw:name="f112" draw:formula="?f103 * ?f109"/>
            <draw:equation draw:name="f113" draw:formula="?f80 - ?f112"/>
            <draw:equation draw:name="f114" draw:formula="?f111 - ?f17"/>
            <draw:equation draw:name="f115" draw:formula="?f113 - ?f17"/>
            <draw:equation draw:name="f116" draw:formula="?f111 + ?f17"/>
            <draw:equation draw:name="f117" draw:formula="?f113 + ?f17"/>
            <draw:equation draw:name="f118" draw:formula="?f98 + ?f1"/>
            <draw:equation draw:name="f119" draw:formula="?f118 * ?f8 / ?f0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7"/>
            <draw:equation draw:name="f124" draw:formula="sin(?f120)"/>
            <draw:equation draw:name="f125" draw:formula="0 - ?f124"/>
            <draw:equation draw:name="f126" draw:formula="?f125 * ?f17"/>
            <draw:equation draw:name="f127" draw:formula="sqrt(?f123 * ?f123 + ?f126 * ?f126 + 0 * 0)"/>
            <draw:equation draw:name="f128" draw:formula="?f17 * ?f17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79, ?f114)"/>
            <draw:equation draw:name="f134" draw:formula="if(?f97, ?f80, ?f115)"/>
            <draw:equation draw:name="f135" draw:formula="if(?f97, ?f79, ?f116)"/>
            <draw:equation draw:name="f136" draw:formula="if(?f97, ?f80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?f103 * ?f19"/>
            <draw:equation draw:name="f142" draw:formula="?f106 * ?f19"/>
            <draw:equation draw:name="f143" draw:formula="sqrt(?f141 * ?f141 + ?f142 * ?f142 + 0 * 0)"/>
            <draw:equation draw:name="f144" draw:formula="?f19 * ?f19 / ?f143"/>
            <draw:equation draw:name="f145" draw:formula="?f106 * ?f144"/>
            <draw:equation draw:name="f146" draw:formula="?f81 - ?f145"/>
            <draw:equation draw:name="f147" draw:formula="?f103 * ?f144"/>
            <draw:equation draw:name="f148" draw:formula="?f82 - ?f147"/>
            <draw:equation draw:name="f149" draw:formula="?f146 - ?f19"/>
            <draw:equation draw:name="f150" draw:formula="?f148 - ?f19"/>
            <draw:equation draw:name="f151" draw:formula="?f146 + ?f19"/>
            <draw:equation draw:name="f152" draw:formula="?f148 + ?f19"/>
            <draw:equation draw:name="f153" draw:formula="?f122 * ?f19"/>
            <draw:equation draw:name="f154" draw:formula="?f125 * ?f19"/>
            <draw:equation draw:name="f155" draw:formula="sqrt(?f153 * ?f153 + ?f154 * ?f154 + 0 * 0)"/>
            <draw:equation draw:name="f156" draw:formula="?f19 * ?f19 / ?f155"/>
            <draw:equation draw:name="f157" draw:formula="?f125 * ?f156"/>
            <draw:equation draw:name="f158" draw:formula="?f146 + ?f157"/>
            <draw:equation draw:name="f159" draw:formula="?f122 * ?f156"/>
            <draw:equation draw:name="f160" draw:formula="?f148 + ?f159"/>
            <draw:equation draw:name="f161" draw:formula="if(?f97, ?f81, ?f149)"/>
            <draw:equation draw:name="f162" draw:formula="if(?f97, ?f82, ?f150)"/>
            <draw:equation draw:name="f163" draw:formula="if(?f97, ?f81, ?f151)"/>
            <draw:equation draw:name="f164" draw:formula="if(?f97, ?f82, ?f152)"/>
            <draw:equation draw:name="f165" draw:formula="if(?f97, ?f149, ?f158)"/>
            <draw:equation draw:name="f166" draw:formula="if(?f97, ?f150, ?f160)"/>
            <draw:equation draw:name="f167" draw:formula="if(?f97, ?f151, ?f158)"/>
            <draw:equation draw:name="f168" draw:formula="if(?f97, ?f152, ?f160)"/>
            <draw:equation draw:name="f169" draw:formula="?f83 - ?f145"/>
            <draw:equation draw:name="f170" draw:formula="?f169 - ?f19"/>
            <draw:equation draw:name="f171" draw:formula="?f169 + ?f19"/>
            <draw:equation draw:name="f172" draw:formula="?f169 + ?f157"/>
            <draw:equation draw:name="f173" draw:formula="if(?f97, ?f83, ?f170)"/>
            <draw:equation draw:name="f174" draw:formula="if(?f97, ?f83, ?f171)"/>
            <draw:equation draw:name="f175" draw:formula="if(?f97, ?f170, ?f172)"/>
            <draw:equation draw:name="f176" draw:formula="if(?f97, ?f171, ?f172)"/>
            <draw:handle draw:handle-position="?f85 $0" draw:handle-range-y-minimum="15510" draw:handle-range-y-maximum="17520"/>
          </draw:enhanced-geometry>
        </draw:custom-shape>
        <draw:custom-shape svg:x="0.52632in" svg:y="1.64254in" svg:width="5.36842in" svg:height="4.48733in" draw:id="id65" draw:style-name="a368" draw:name="Rectangle 2">
          <svg:title/>
          <svg:desc/>
          <text:p text:style-name="a367" text:class-names="" text:cond-style-name=""><text:span text:style-name="a365" text:class-names="">Web Browser</text:span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785in" svg:y="2.15278in" svg:width="4.55373in" svg:height="3.80826in" draw:id="id66" draw:style-name="a372" draw:name="Rectangle 4">
          <svg:title/>
          <svg:desc/>
          <text:p text:style-name="a371" text:class-names="" text:cond-style-name=""><text:span text:style-name="a369" text:class-names="">Holochess WebApp</text:span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076in" svg:y="3.91388in" svg:width="4.00532in" svg:height="0.62719in" draw:id="id67" draw:style-name="a377" draw:name="Rectangle 5">
          <svg:title/>
          <svg:desc/>
          <text:p text:style-name="a374" text:class-names="" text:cond-style-name=""><text:span text:style-name="a373" text:class-names="">Holochess.js</text:span></text:p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1114in" svg:y="5.12143in" svg:width="3.97494in" svg:height="0.62857in" draw:id="id68" draw:style-name="a382" draw:name="Rectangle 6">
          <svg:title/>
          <svg:desc/>
          <text:p text:style-name="a379" text:class-names="" text:cond-style-name=""><text:span text:style-name="a378" text:class-names="">holo-bridge.js</text:span></text:p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719in" svg:y="1.64254in" svg:width="5.36842in" svg:height="4.48733in" draw:id="id69" draw:style-name="a389" draw:name="Rectangle 10">
          <svg:title/>
          <svg:desc/>
          <text:p text:style-name="a388" text:class-names="" text:cond-style-name=""><text:span text:style-name="a383" text:class-names="">Holochain</text:span><text:span text:style-name="a384" text:class-names=""><text:s text:c="1"/></text:span><text:span text:style-name="a385" text:class-names="">web<text:s text:c="1"/></text:span><text:span text:style-name="a386" text:class-names="">server</text:span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8914in" svg:y="2.2829in" svg:width="4.51097in" svg:height="3.67814in" draw:id="id70" draw:style-name="a393" draw:name="Rectangle 11">
          <svg:title/>
          <svg:desc/>
          <text:p text:style-name="a392" text:class-names="" text:cond-style-name=""><text:span text:style-name="a390" text:class-names="">HolochessZome VM</text:span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208in" svg:y="3.0747in" svg:width="3.72508in" svg:height="1.03509in" draw:id="id71" draw:style-name="a398" draw:name="Rectangle 15">
          <svg:title/>
          <svg:desc/>
          <text:p text:style-name="a395" text:class-names="" text:cond-style-name=""><text:span text:style-name="a394" text:class-names="">HolochessZome.js</text:span></text:p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8158in" svg:y="3.16009in" svg:width="1.74561in" svg:height="0.53436in" draw:id="id72" draw:style-name="a402" draw:name="Left Arrow 17">
          <svg:title/>
          <svg:desc/>
          <text:p text:style-name="a401" text:class-names="" text:cond-style-name=""><text:span text:style-name="a399" text:class-names="">serves</text:span><text:span text:style-name="a400" text:class-names=""/></text:p>
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330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0 * ?f7"/>
            <draw:equation draw:name="f16" draw:formula="21600 * ?f7"/>
            <draw:equation draw:name="f17" draw:formula="?f11 * ?f12"/>
            <draw:equation draw:name="f18" draw:formula="?f17 / 10800"/>
            <draw:equation draw:name="f19" draw:formula="?f11 - ?f18"/>
            <draw:equation draw:name="f20" draw:formula="$0 / ?f6"/>
            <draw:equation draw:name="f21" draw:formula="$1 / ?f7"/>
            <draw:equation draw:name="f22" draw:formula="?f15 / ?f7"/>
            <draw:equation draw:name="f23" draw:formula="?f16 / ?f7"/>
            <draw:equation draw:name="f24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1.69886in" svg:y="0.04013in" svg:width="1.5935in" svg:height="0.6965in" draw:id="id73" draw:style-name="a406" draw:name="Cloud 19">
          <svg:title/>
          <svg:desc/>
          <text:p text:style-name="a405" text:class-names="" text:cond-style-name=""><text:span text:style-name="a403" text:class-names="">internet</text:span><text:span text:style-name="a404" text:class-names=""/></text:p>
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43200"/>
            <draw:equation draw:name="f5" draw:formula="0 - 11429249"/>
            <draw:equation draw:name="f6" draw:formula="0 - 8646143"/>
            <draw:equation draw:name="f7" draw:formula="0 - 8748475"/>
            <draw:equation draw:name="f8" draw:formula="0 - 7859163"/>
            <draw:equation draw:name="f9" draw:formula="0 - 4722533"/>
            <draw:equation draw:name="f10" draw:formula="0 - 2776035"/>
            <draw:equation draw:name="f11" draw:formula="0 - 16496525"/>
            <draw:equation draw:name="f12" draw:formula="0 - 14809710"/>
            <draw:equation draw:name="f13" draw:formula="0 - 4217541"/>
            <draw:equation draw:name="f14" draw:formula="0 - 824660"/>
            <draw:equation draw:name="f15" draw:formula="0 - 8950887"/>
            <draw:equation draw:name="f16" draw:formula="0 - 9809656"/>
            <draw:equation draw:name="f17" draw:formula="0 - 4002417"/>
            <draw:equation draw:name="f18" draw:formula="3900"/>
            <draw:equation draw:name="f19" draw:formula="14370"/>
            <draw:equation draw:name="f20" draw:formula="6753"/>
            <draw:equation draw:name="f21" draw:formula="9190"/>
            <draw:equation draw:name="f22" draw:formula="7426832"/>
            <draw:equation draw:name="f23" draw:formula="5333"/>
            <draw:equation draw:name="f24" draw:formula="7267"/>
            <draw:equation draw:name="f25" draw:formula="5396714"/>
            <draw:equation draw:name="f26" draw:formula="4365"/>
            <draw:equation draw:name="f27" draw:formula="5945"/>
            <draw:equation draw:name="f28" draw:formula="5983381"/>
            <draw:equation draw:name="f29" draw:formula="4857"/>
            <draw:equation draw:name="f30" draw:formula="6595"/>
            <draw:equation draw:name="f31" draw:formula="7034504"/>
            <draw:equation draw:name="f32" draw:formula="7273"/>
            <draw:equation draw:name="f33" draw:formula="6541615"/>
            <draw:equation draw:name="f34" draw:formula="6775"/>
            <draw:equation draw:name="f35" draw:formula="9220"/>
            <draw:equation draw:name="f36" draw:formula="7816140"/>
            <draw:equation draw:name="f37" draw:formula="5785"/>
            <draw:equation draw:name="f38" draw:formula="7867"/>
            <draw:equation draw:name="f39" draw:formula="37501"/>
            <draw:equation draw:name="f40" draw:formula="6842000"/>
            <draw:equation draw:name="f41" draw:formula="6752"/>
            <draw:equation draw:name="f42" draw:formula="9215"/>
            <draw:equation draw:name="f43" draw:formula="1347096"/>
            <draw:equation draw:name="f44" draw:formula="6910353"/>
            <draw:equation draw:name="f45" draw:formula="7720"/>
            <draw:equation draw:name="f46" draw:formula="10543"/>
            <draw:equation draw:name="f47" draw:formula="3974558"/>
            <draw:equation draw:name="f48" draw:formula="4542661"/>
            <draw:equation draw:name="f49" draw:formula="4360"/>
            <draw:equation draw:name="f50" draw:formula="5918"/>
            <draw:equation draw:name="f51" draw:formula="8804134"/>
            <draw:equation draw:name="f52" draw:formula="4345"/>
            <draw:equation draw:name="f53" draw:formula="9151131"/>
            <draw:equation draw:name="f54" draw:formula="4693"/>
            <draw:equation draw:name="f55" draw:formula="26177"/>
            <draw:equation draw:name="f56" draw:formula="5204520"/>
            <draw:equation draw:name="f57" draw:formula="1585770"/>
            <draw:equation draw:name="f58" draw:formula="6928"/>
            <draw:equation draw:name="f59" draw:formula="34899"/>
            <draw:equation draw:name="f60" draw:formula="4416628"/>
            <draw:equation draw:name="f61" draw:formula="686848"/>
            <draw:equation draw:name="f62" draw:formula="16478"/>
            <draw:equation draw:name="f63" draw:formula="39090"/>
            <draw:equation draw:name="f64" draw:formula="8257448"/>
            <draw:equation draw:name="f65" draw:formula="844866"/>
            <draw:equation draw:name="f66" draw:formula="28827"/>
            <draw:equation draw:name="f67" draw:formula="34751"/>
            <draw:equation draw:name="f68" draw:formula="387196"/>
            <draw:equation draw:name="f69" draw:formula="959901"/>
            <draw:equation draw:name="f70" draw:formula="34129"/>
            <draw:equation draw:name="f71" draw:formula="22954"/>
            <draw:equation draw:name="f72" draw:formula="4255042"/>
            <draw:equation draw:name="f73" draw:formula="41798"/>
            <draw:equation draw:name="f74" draw:formula="15354"/>
            <draw:equation draw:name="f75" draw:formula="1819082"/>
            <draw:equation draw:name="f76" draw:formula="1665090"/>
            <draw:equation draw:name="f77" draw:formula="38324"/>
            <draw:equation draw:name="f78" draw:formula="5426"/>
            <draw:equation draw:name="f79" draw:formula="891534"/>
            <draw:equation draw:name="f80" draw:formula="29078"/>
            <draw:equation draw:name="f81" draw:formula="3952"/>
            <draw:equation draw:name="f82" draw:formula="1091722"/>
            <draw:equation draw:name="f83" draw:formula="22141"/>
            <draw:equation draw:name="f84" draw:formula="4720"/>
            <draw:equation draw:name="f85" draw:formula="1061181"/>
            <draw:equation draw:name="f86" draw:formula="14000"/>
            <draw:equation draw:name="f87" draw:formula="5192"/>
            <draw:equation draw:name="f88" draw:formula="739161"/>
            <draw:equation draw:name="f89" draw:formula="4127"/>
            <draw:equation draw:name="f90" draw:formula="15789"/>
            <draw:equation draw:name="f91" draw:formula="9459261"/>
            <draw:equation draw:name="f92" draw:formula="711490"/>
            <draw:equation draw:name="f93" draw:formula="?f4 - ?f3"/>
            <draw:equation draw:name="f94" draw:formula="?f93 / 2"/>
            <draw:equation draw:name="f95" draw:formula="?f93 / 43200"/>
            <draw:equation draw:name="f96" draw:formula="?f93 * 2977"/>
            <draw:equation draw:name="f97" draw:formula="?f93 * 3262"/>
            <draw:equation draw:name="f98" draw:formula="?f93 * 17087"/>
            <draw:equation draw:name="f99" draw:formula="?f93 * 17337"/>
            <draw:equation draw:name="f100" draw:formula="?f93 * 67"/>
            <draw:equation draw:name="f101" draw:formula="?f93 * 21577"/>
            <draw:equation draw:name="f102" draw:formula="?f93 * 21582"/>
            <draw:equation draw:name="f103" draw:formula="?f93 * 1235"/>
            <draw:equation draw:name="f104" draw:formula="?f3 + ?f94"/>
            <draw:equation draw:name="f105" draw:formula="?f96 / 21600"/>
            <draw:equation draw:name="f106" draw:formula="?f97 / 21600"/>
            <draw:equation draw:name="f107" draw:formula="?f98 / 21600"/>
            <draw:equation draw:name="f108" draw:formula="?f99 / 21600"/>
            <draw:equation draw:name="f109" draw:formula="?f100 / 21600"/>
            <draw:equation draw:name="f110" draw:formula="?f101 / 21600"/>
            <draw:equation draw:name="f111" draw:formula="?f102 / 21600"/>
            <draw:equation draw:name="f112" draw:formula="?f103 / 21600"/>
            <draw:equation draw:name="f113" draw:formula="?f111 / ?f95"/>
            <draw:equation draw:name="f114" draw:formula="?f104 / ?f95"/>
            <draw:equation draw:name="f115" draw:formula="?f110 / ?f95"/>
            <draw:equation draw:name="f116" draw:formula="?f109 / ?f95"/>
            <draw:equation draw:name="f117" draw:formula="?f112 / ?f95"/>
            <draw:equation draw:name="f118" draw:formula="?f105 / ?f95"/>
            <draw:equation draw:name="f119" draw:formula="?f107 / ?f95"/>
            <draw:equation draw:name="f120" draw:formula="?f106 / ?f95"/>
            <draw:equation draw:name="f121" draw:formula="?f108 / ?f95"/>
            <draw:equation draw:name="f122" draw:formula="21550000 - ?f22"/>
            <draw:equation draw:name="f123" draw:formula="if(?f122, ?f22, 21550000)"/>
            <draw:equation draw:name="f124" draw:formula="-21550000 - ?f123"/>
            <draw:equation draw:name="f125" draw:formula="if(?f124, -21550000, ?f123)"/>
            <draw:equation draw:name="f126" draw:formula="?f5 + ?f125"/>
            <draw:equation draw:name="f127" draw:formula="?f5 + ?f1"/>
            <draw:equation draw:name="f128" draw:formula="?f127 * ?f2 / ?f0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0"/>
            <draw:equation draw:name="f133" draw:formula="sin(?f129)"/>
            <draw:equation draw:name="f134" draw:formula="0 - ?f133"/>
            <draw:equation draw:name="f135" draw:formula="?f134 * ?f21"/>
            <draw:equation draw:name="f136" draw:formula="sqrt(?f132 * ?f132 + ?f135 * ?f135 + 0 * 0)"/>
            <draw:equation draw:name="f137" draw:formula="?f20 * ?f21 / ?f136"/>
            <draw:equation draw:name="f138" draw:formula="?f134 * ?f137"/>
            <draw:equation draw:name="f139" draw:formula="?f18 - ?f138"/>
            <draw:equation draw:name="f140" draw:formula="?f131 * ?f137"/>
            <draw:equation draw:name="f141" draw:formula="?f19 - ?f140"/>
            <draw:equation draw:name="f142" draw:formula="?f139 - ?f20"/>
            <draw:equation draw:name="f143" draw:formula="?f141 - ?f21"/>
            <draw:equation draw:name="f144" draw:formula="?f139 + ?f20"/>
            <draw:equation draw:name="f145" draw:formula="?f141 + ?f21"/>
            <draw:equation draw:name="f146" draw:formula="?f126 + ?f1"/>
            <draw:equation draw:name="f147" draw:formula="?f146 * ?f2 / ?f0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0"/>
            <draw:equation draw:name="f152" draw:formula="sin(?f148)"/>
            <draw:equation draw:name="f153" draw:formula="0 - ?f152"/>
            <draw:equation draw:name="f154" draw:formula="?f153 * ?f21"/>
            <draw:equation draw:name="f155" draw:formula="sqrt(?f151 * ?f151 + ?f154 * ?f154 + 0 * 0)"/>
            <draw:equation draw:name="f156" draw:formula="?f20 * ?f21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18, ?f142)"/>
            <draw:equation draw:name="f162" draw:formula="if(?f125, ?f19, ?f143)"/>
            <draw:equation draw:name="f163" draw:formula="if(?f125, ?f18, ?f144)"/>
            <draw:equation draw:name="f164" draw:formula="if(?f125, ?f19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25"/>
            <draw:equation draw:name="f170" draw:formula="if(?f169, ?f25, 21550000)"/>
            <draw:equation draw:name="f171" draw:formula="-21550000 - ?f170"/>
            <draw:equation draw:name="f172" draw:formula="if(?f171, -21550000, ?f170)"/>
            <draw:equation draw:name="f173" draw:formula="?f6 + ?f172"/>
            <draw:equation draw:name="f174" draw:formula="?f6 + ?f1"/>
            <draw:equation draw:name="f175" draw:formula="?f174 * ?f2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23"/>
            <draw:equation draw:name="f180" draw:formula="sin(?f176)"/>
            <draw:equation draw:name="f181" draw:formula="0 - ?f180"/>
            <draw:equation draw:name="f182" draw:formula="?f181 * ?f24"/>
            <draw:equation draw:name="f183" draw:formula="sqrt(?f179 * ?f179 + ?f182 * ?f182 + 0 * 0)"/>
            <draw:equation draw:name="f184" draw:formula="?f23 * ?f24 / ?f183"/>
            <draw:equation draw:name="f185" draw:formula="?f181 * ?f184"/>
            <draw:equation draw:name="f186" draw:formula="?f158 - ?f185"/>
            <draw:equation draw:name="f187" draw:formula="?f178 * ?f184"/>
            <draw:equation draw:name="f188" draw:formula="?f160 - ?f187"/>
            <draw:equation draw:name="f189" draw:formula="?f186 - ?f23"/>
            <draw:equation draw:name="f190" draw:formula="?f188 - ?f24"/>
            <draw:equation draw:name="f191" draw:formula="?f186 + ?f23"/>
            <draw:equation draw:name="f192" draw:formula="?f188 + ?f24"/>
            <draw:equation draw:name="f193" draw:formula="?f173 + ?f1"/>
            <draw:equation draw:name="f194" draw:formula="?f193 * ?f2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23"/>
            <draw:equation draw:name="f199" draw:formula="sin(?f195)"/>
            <draw:equation draw:name="f200" draw:formula="0 - ?f199"/>
            <draw:equation draw:name="f201" draw:formula="?f200 * ?f24"/>
            <draw:equation draw:name="f202" draw:formula="sqrt(?f198 * ?f198 + ?f201 * ?f201 + 0 * 0)"/>
            <draw:equation draw:name="f203" draw:formula="?f23 * ?f24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58, ?f189)"/>
            <draw:equation draw:name="f209" draw:formula="if(?f172, ?f160, ?f190)"/>
            <draw:equation draw:name="f210" draw:formula="if(?f172, ?f158, ?f191)"/>
            <draw:equation draw:name="f211" draw:formula="if(?f172, ?f160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28"/>
            <draw:equation draw:name="f217" draw:formula="if(?f216, ?f28, 21550000)"/>
            <draw:equation draw:name="f218" draw:formula="-21550000 - ?f217"/>
            <draw:equation draw:name="f219" draw:formula="if(?f218, -21550000, ?f217)"/>
            <draw:equation draw:name="f220" draw:formula="?f7 + ?f219"/>
            <draw:equation draw:name="f221" draw:formula="?f7 + ?f1"/>
            <draw:equation draw:name="f222" draw:formula="?f221 * ?f2 / ?f0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26"/>
            <draw:equation draw:name="f227" draw:formula="sin(?f223)"/>
            <draw:equation draw:name="f228" draw:formula="0 - ?f227"/>
            <draw:equation draw:name="f229" draw:formula="?f228 * ?f27"/>
            <draw:equation draw:name="f230" draw:formula="sqrt(?f226 * ?f226 + ?f229 * ?f229 + 0 * 0)"/>
            <draw:equation draw:name="f231" draw:formula="?f26 * ?f27 / ?f230"/>
            <draw:equation draw:name="f232" draw:formula="?f228 * ?f231"/>
            <draw:equation draw:name="f233" draw:formula="?f205 - ?f232"/>
            <draw:equation draw:name="f234" draw:formula="?f225 * ?f231"/>
            <draw:equation draw:name="f235" draw:formula="?f207 - ?f234"/>
            <draw:equation draw:name="f236" draw:formula="?f233 - ?f26"/>
            <draw:equation draw:name="f237" draw:formula="?f235 - ?f27"/>
            <draw:equation draw:name="f238" draw:formula="?f233 + ?f26"/>
            <draw:equation draw:name="f239" draw:formula="?f235 + ?f27"/>
            <draw:equation draw:name="f240" draw:formula="?f220 + ?f1"/>
            <draw:equation draw:name="f241" draw:formula="?f240 * ?f2 / ?f0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26"/>
            <draw:equation draw:name="f246" draw:formula="sin(?f242)"/>
            <draw:equation draw:name="f247" draw:formula="0 - ?f246"/>
            <draw:equation draw:name="f248" draw:formula="?f247 * ?f27"/>
            <draw:equation draw:name="f249" draw:formula="sqrt(?f245 * ?f245 + ?f248 * ?f248 + 0 * 0)"/>
            <draw:equation draw:name="f250" draw:formula="?f26 * ?f27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205, ?f236)"/>
            <draw:equation draw:name="f256" draw:formula="if(?f219, ?f207, ?f237)"/>
            <draw:equation draw:name="f257" draw:formula="if(?f219, ?f205, ?f238)"/>
            <draw:equation draw:name="f258" draw:formula="if(?f219, ?f20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equation draw:name="f263" draw:formula="21550000 - ?f31"/>
            <draw:equation draw:name="f264" draw:formula="if(?f263, ?f31, 21550000)"/>
            <draw:equation draw:name="f265" draw:formula="-21550000 - ?f264"/>
            <draw:equation draw:name="f266" draw:formula="if(?f265, -21550000, ?f264)"/>
            <draw:equation draw:name="f267" draw:formula="?f8 + ?f266"/>
            <draw:equation draw:name="f268" draw:formula="?f8 + ?f1"/>
            <draw:equation draw:name="f269" draw:formula="?f268 * ?f2 / ?f0"/>
            <draw:equation draw:name="f270" draw:formula="0 - ?f269"/>
            <draw:equation draw:name="f271" draw:formula="cos(?f270)"/>
            <draw:equation draw:name="f272" draw:formula="0 - ?f271"/>
            <draw:equation draw:name="f273" draw:formula="?f272 * ?f29"/>
            <draw:equation draw:name="f274" draw:formula="sin(?f270)"/>
            <draw:equation draw:name="f275" draw:formula="0 - ?f274"/>
            <draw:equation draw:name="f276" draw:formula="?f275 * ?f30"/>
            <draw:equation draw:name="f277" draw:formula="sqrt(?f273 * ?f273 + ?f276 * ?f276 + 0 * 0)"/>
            <draw:equation draw:name="f278" draw:formula="?f29 * ?f30 / ?f277"/>
            <draw:equation draw:name="f279" draw:formula="?f275 * ?f278"/>
            <draw:equation draw:name="f280" draw:formula="?f252 - ?f279"/>
            <draw:equation draw:name="f281" draw:formula="?f272 * ?f278"/>
            <draw:equation draw:name="f282" draw:formula="?f254 - ?f281"/>
            <draw:equation draw:name="f283" draw:formula="?f280 - ?f29"/>
            <draw:equation draw:name="f284" draw:formula="?f282 - ?f30"/>
            <draw:equation draw:name="f285" draw:formula="?f280 + ?f29"/>
            <draw:equation draw:name="f286" draw:formula="?f282 + ?f30"/>
            <draw:equation draw:name="f287" draw:formula="?f267 + ?f1"/>
            <draw:equation draw:name="f288" draw:formula="?f287 * ?f2 / ?f0"/>
            <draw:equation draw:name="f289" draw:formula="0 - ?f288"/>
            <draw:equation draw:name="f290" draw:formula="cos(?f289)"/>
            <draw:equation draw:name="f291" draw:formula="0 - ?f290"/>
            <draw:equation draw:name="f292" draw:formula="?f291 * ?f29"/>
            <draw:equation draw:name="f293" draw:formula="sin(?f289)"/>
            <draw:equation draw:name="f294" draw:formula="0 - ?f293"/>
            <draw:equation draw:name="f295" draw:formula="?f294 * ?f30"/>
            <draw:equation draw:name="f296" draw:formula="sqrt(?f292 * ?f292 + ?f295 * ?f295 + 0 * 0)"/>
            <draw:equation draw:name="f297" draw:formula="?f29 * ?f30 / ?f296"/>
            <draw:equation draw:name="f298" draw:formula="?f294 * ?f297"/>
            <draw:equation draw:name="f299" draw:formula="?f280 + ?f298"/>
            <draw:equation draw:name="f300" draw:formula="?f291 * ?f297"/>
            <draw:equation draw:name="f301" draw:formula="?f282 + ?f300"/>
            <draw:equation draw:name="f302" draw:formula="if(?f266, ?f252, ?f283)"/>
            <draw:equation draw:name="f303" draw:formula="if(?f266, ?f254, ?f284)"/>
            <draw:equation draw:name="f304" draw:formula="if(?f266, ?f252, ?f285)"/>
            <draw:equation draw:name="f305" draw:formula="if(?f266, ?f254, ?f286)"/>
            <draw:equation draw:name="f306" draw:formula="if(?f266, ?f283, ?f299)"/>
            <draw:equation draw:name="f307" draw:formula="if(?f266, ?f284, ?f301)"/>
            <draw:equation draw:name="f308" draw:formula="if(?f266, ?f285, ?f299)"/>
            <draw:equation draw:name="f309" draw:formula="if(?f266, ?f286, ?f301)"/>
            <draw:equation draw:name="f310" draw:formula="21550000 - ?f33"/>
            <draw:equation draw:name="f311" draw:formula="if(?f310, ?f33, 21550000)"/>
            <draw:equation draw:name="f312" draw:formula="-21550000 - ?f311"/>
            <draw:equation draw:name="f313" draw:formula="if(?f312, -21550000, ?f311)"/>
            <draw:equation draw:name="f314" draw:formula="?f9 + ?f313"/>
            <draw:equation draw:name="f315" draw:formula="?f9 + ?f1"/>
            <draw:equation draw:name="f316" draw:formula="?f315 * ?f2 / ?f0"/>
            <draw:equation draw:name="f317" draw:formula="0 - ?f316"/>
            <draw:equation draw:name="f318" draw:formula="cos(?f317)"/>
            <draw:equation draw:name="f319" draw:formula="0 - ?f318"/>
            <draw:equation draw:name="f320" draw:formula="?f319 * ?f23"/>
            <draw:equation draw:name="f321" draw:formula="sin(?f317)"/>
            <draw:equation draw:name="f322" draw:formula="0 - ?f321"/>
            <draw:equation draw:name="f323" draw:formula="?f322 * ?f32"/>
            <draw:equation draw:name="f324" draw:formula="sqrt(?f320 * ?f320 + ?f323 * ?f323 + 0 * 0)"/>
            <draw:equation draw:name="f325" draw:formula="?f23 * ?f32 / ?f324"/>
            <draw:equation draw:name="f326" draw:formula="?f322 * ?f325"/>
            <draw:equation draw:name="f327" draw:formula="?f299 - ?f326"/>
            <draw:equation draw:name="f328" draw:formula="?f319 * ?f325"/>
            <draw:equation draw:name="f329" draw:formula="?f301 - ?f328"/>
            <draw:equation draw:name="f330" draw:formula="?f327 - ?f23"/>
            <draw:equation draw:name="f331" draw:formula="?f329 - ?f32"/>
            <draw:equation draw:name="f332" draw:formula="?f327 + ?f23"/>
            <draw:equation draw:name="f333" draw:formula="?f329 + ?f32"/>
            <draw:equation draw:name="f334" draw:formula="?f314 + ?f1"/>
            <draw:equation draw:name="f335" draw:formula="?f334 * ?f2 / ?f0"/>
            <draw:equation draw:name="f336" draw:formula="0 - ?f335"/>
            <draw:equation draw:name="f337" draw:formula="cos(?f336)"/>
            <draw:equation draw:name="f338" draw:formula="0 - ?f337"/>
            <draw:equation draw:name="f339" draw:formula="?f338 * ?f23"/>
            <draw:equation draw:name="f340" draw:formula="sin(?f336)"/>
            <draw:equation draw:name="f341" draw:formula="0 - ?f340"/>
            <draw:equation draw:name="f342" draw:formula="?f341 * ?f32"/>
            <draw:equation draw:name="f343" draw:formula="sqrt(?f339 * ?f339 + ?f342 * ?f342 + 0 * 0)"/>
            <draw:equation draw:name="f344" draw:formula="?f23 * ?f32 / ?f343"/>
            <draw:equation draw:name="f345" draw:formula="?f341 * ?f344"/>
            <draw:equation draw:name="f346" draw:formula="?f327 + ?f345"/>
            <draw:equation draw:name="f347" draw:formula="?f338 * ?f344"/>
            <draw:equation draw:name="f348" draw:formula="?f329 + ?f347"/>
            <draw:equation draw:name="f349" draw:formula="if(?f313, ?f299, ?f330)"/>
            <draw:equation draw:name="f350" draw:formula="if(?f313, ?f301, ?f331)"/>
            <draw:equation draw:name="f351" draw:formula="if(?f313, ?f299, ?f332)"/>
            <draw:equation draw:name="f352" draw:formula="if(?f313, ?f301, ?f333)"/>
            <draw:equation draw:name="f353" draw:formula="if(?f313, ?f330, ?f346)"/>
            <draw:equation draw:name="f354" draw:formula="if(?f313, ?f331, ?f348)"/>
            <draw:equation draw:name="f355" draw:formula="if(?f313, ?f332, ?f346)"/>
            <draw:equation draw:name="f356" draw:formula="if(?f313, ?f333, ?f348)"/>
            <draw:equation draw:name="f357" draw:formula="21550000 - ?f36"/>
            <draw:equation draw:name="f358" draw:formula="if(?f357, ?f36, 21550000)"/>
            <draw:equation draw:name="f359" draw:formula="-21550000 - ?f358"/>
            <draw:equation draw:name="f360" draw:formula="if(?f359, -21550000, ?f358)"/>
            <draw:equation draw:name="f361" draw:formula="?f10 + ?f360"/>
            <draw:equation draw:name="f362" draw:formula="?f10 + ?f1"/>
            <draw:equation draw:name="f363" draw:formula="?f362 * ?f2 / ?f0"/>
            <draw:equation draw:name="f364" draw:formula="0 - ?f363"/>
            <draw:equation draw:name="f365" draw:formula="cos(?f364)"/>
            <draw:equation draw:name="f366" draw:formula="0 - ?f365"/>
            <draw:equation draw:name="f367" draw:formula="?f366 * ?f34"/>
            <draw:equation draw:name="f368" draw:formula="sin(?f364)"/>
            <draw:equation draw:name="f369" draw:formula="0 - ?f368"/>
            <draw:equation draw:name="f370" draw:formula="?f369 * ?f35"/>
            <draw:equation draw:name="f371" draw:formula="sqrt(?f367 * ?f367 + ?f370 * ?f370 + 0 * 0)"/>
            <draw:equation draw:name="f372" draw:formula="?f34 * ?f35 / ?f371"/>
            <draw:equation draw:name="f373" draw:formula="?f369 * ?f372"/>
            <draw:equation draw:name="f374" draw:formula="?f346 - ?f373"/>
            <draw:equation draw:name="f375" draw:formula="?f366 * ?f372"/>
            <draw:equation draw:name="f376" draw:formula="?f348 - ?f375"/>
            <draw:equation draw:name="f377" draw:formula="?f374 - ?f34"/>
            <draw:equation draw:name="f378" draw:formula="?f376 - ?f35"/>
            <draw:equation draw:name="f379" draw:formula="?f374 + ?f34"/>
            <draw:equation draw:name="f380" draw:formula="?f376 + ?f35"/>
            <draw:equation draw:name="f381" draw:formula="?f361 + ?f1"/>
            <draw:equation draw:name="f382" draw:formula="?f381 * ?f2 / ?f0"/>
            <draw:equation draw:name="f383" draw:formula="0 - ?f382"/>
            <draw:equation draw:name="f384" draw:formula="cos(?f383)"/>
            <draw:equation draw:name="f385" draw:formula="0 - ?f384"/>
            <draw:equation draw:name="f386" draw:formula="?f385 * ?f34"/>
            <draw:equation draw:name="f387" draw:formula="sin(?f383)"/>
            <draw:equation draw:name="f388" draw:formula="0 - ?f387"/>
            <draw:equation draw:name="f389" draw:formula="?f388 * ?f35"/>
            <draw:equation draw:name="f390" draw:formula="sqrt(?f386 * ?f386 + ?f389 * ?f389 + 0 * 0)"/>
            <draw:equation draw:name="f391" draw:formula="?f34 * ?f35 / ?f390"/>
            <draw:equation draw:name="f392" draw:formula="?f388 * ?f391"/>
            <draw:equation draw:name="f393" draw:formula="?f374 + ?f392"/>
            <draw:equation draw:name="f394" draw:formula="?f385 * ?f391"/>
            <draw:equation draw:name="f395" draw:formula="?f376 + ?f394"/>
            <draw:equation draw:name="f396" draw:formula="if(?f360, ?f346, ?f377)"/>
            <draw:equation draw:name="f397" draw:formula="if(?f360, ?f348, ?f378)"/>
            <draw:equation draw:name="f398" draw:formula="if(?f360, ?f346, ?f379)"/>
            <draw:equation draw:name="f399" draw:formula="if(?f360, ?f348, ?f380)"/>
            <draw:equation draw:name="f400" draw:formula="if(?f360, ?f377, ?f393)"/>
            <draw:equation draw:name="f401" draw:formula="if(?f360, ?f378, ?f395)"/>
            <draw:equation draw:name="f402" draw:formula="if(?f360, ?f379, ?f393)"/>
            <draw:equation draw:name="f403" draw:formula="if(?f360, ?f380, ?f395)"/>
            <draw:equation draw:name="f404" draw:formula="21550000 - ?f40"/>
            <draw:equation draw:name="f405" draw:formula="if(?f404, ?f40, 21550000)"/>
            <draw:equation draw:name="f406" draw:formula="-21550000 - ?f405"/>
            <draw:equation draw:name="f407" draw:formula="if(?f406, -21550000, ?f405)"/>
            <draw:equation draw:name="f408" draw:formula="?f39 + ?f407"/>
            <draw:equation draw:name="f409" draw:formula="?f39 + ?f1"/>
            <draw:equation draw:name="f410" draw:formula="?f409 * ?f2 / ?f0"/>
            <draw:equation draw:name="f411" draw:formula="0 - ?f410"/>
            <draw:equation draw:name="f412" draw:formula="cos(?f411)"/>
            <draw:equation draw:name="f413" draw:formula="0 - ?f412"/>
            <draw:equation draw:name="f414" draw:formula="?f413 * ?f37"/>
            <draw:equation draw:name="f415" draw:formula="sin(?f411)"/>
            <draw:equation draw:name="f416" draw:formula="0 - ?f415"/>
            <draw:equation draw:name="f417" draw:formula="?f416 * ?f38"/>
            <draw:equation draw:name="f418" draw:formula="sqrt(?f414 * ?f414 + ?f417 * ?f417 + 0 * 0)"/>
            <draw:equation draw:name="f419" draw:formula="?f37 * ?f38 / ?f418"/>
            <draw:equation draw:name="f420" draw:formula="?f416 * ?f419"/>
            <draw:equation draw:name="f421" draw:formula="?f393 - ?f420"/>
            <draw:equation draw:name="f422" draw:formula="?f413 * ?f419"/>
            <draw:equation draw:name="f423" draw:formula="?f395 - ?f422"/>
            <draw:equation draw:name="f424" draw:formula="?f421 - ?f37"/>
            <draw:equation draw:name="f425" draw:formula="?f423 - ?f38"/>
            <draw:equation draw:name="f426" draw:formula="?f421 + ?f37"/>
            <draw:equation draw:name="f427" draw:formula="?f423 + ?f38"/>
            <draw:equation draw:name="f428" draw:formula="?f408 + ?f1"/>
            <draw:equation draw:name="f429" draw:formula="?f428 * ?f2 / ?f0"/>
            <draw:equation draw:name="f430" draw:formula="0 - ?f429"/>
            <draw:equation draw:name="f431" draw:formula="cos(?f430)"/>
            <draw:equation draw:name="f432" draw:formula="0 - ?f431"/>
            <draw:equation draw:name="f433" draw:formula="?f432 * ?f37"/>
            <draw:equation draw:name="f434" draw:formula="sin(?f430)"/>
            <draw:equation draw:name="f435" draw:formula="0 - ?f434"/>
            <draw:equation draw:name="f436" draw:formula="?f435 * ?f38"/>
            <draw:equation draw:name="f437" draw:formula="sqrt(?f433 * ?f433 + ?f436 * ?f436 + 0 * 0)"/>
            <draw:equation draw:name="f438" draw:formula="?f37 * ?f38 / ?f437"/>
            <draw:equation draw:name="f439" draw:formula="?f435 * ?f438"/>
            <draw:equation draw:name="f440" draw:formula="?f421 + ?f439"/>
            <draw:equation draw:name="f441" draw:formula="?f432 * ?f438"/>
            <draw:equation draw:name="f442" draw:formula="?f423 + ?f441"/>
            <draw:equation draw:name="f443" draw:formula="if(?f407, ?f393, ?f424)"/>
            <draw:equation draw:name="f444" draw:formula="if(?f407, ?f395, ?f425)"/>
            <draw:equation draw:name="f445" draw:formula="if(?f407, ?f393, ?f426)"/>
            <draw:equation draw:name="f446" draw:formula="if(?f407, ?f395, ?f427)"/>
            <draw:equation draw:name="f447" draw:formula="if(?f407, ?f424, ?f440)"/>
            <draw:equation draw:name="f448" draw:formula="if(?f407, ?f425, ?f442)"/>
            <draw:equation draw:name="f449" draw:formula="if(?f407, ?f426, ?f440)"/>
            <draw:equation draw:name="f450" draw:formula="if(?f407, ?f427, ?f442)"/>
            <draw:equation draw:name="f451" draw:formula="21550000 - ?f44"/>
            <draw:equation draw:name="f452" draw:formula="if(?f451, ?f44, 21550000)"/>
            <draw:equation draw:name="f453" draw:formula="-21550000 - ?f452"/>
            <draw:equation draw:name="f454" draw:formula="if(?f453, -21550000, ?f452)"/>
            <draw:equation draw:name="f455" draw:formula="?f43 + ?f454"/>
            <draw:equation draw:name="f456" draw:formula="?f43 + ?f1"/>
            <draw:equation draw:name="f457" draw:formula="?f456 * ?f2 / ?f0"/>
            <draw:equation draw:name="f458" draw:formula="0 - ?f457"/>
            <draw:equation draw:name="f459" draw:formula="cos(?f458)"/>
            <draw:equation draw:name="f460" draw:formula="0 - ?f459"/>
            <draw:equation draw:name="f461" draw:formula="?f460 * ?f41"/>
            <draw:equation draw:name="f462" draw:formula="sin(?f458)"/>
            <draw:equation draw:name="f463" draw:formula="0 - ?f462"/>
            <draw:equation draw:name="f464" draw:formula="?f463 * ?f42"/>
            <draw:equation draw:name="f465" draw:formula="sqrt(?f461 * ?f461 + ?f464 * ?f464 + 0 * 0)"/>
            <draw:equation draw:name="f466" draw:formula="?f41 * ?f42 / ?f465"/>
            <draw:equation draw:name="f467" draw:formula="?f463 * ?f466"/>
            <draw:equation draw:name="f468" draw:formula="?f440 - ?f467"/>
            <draw:equation draw:name="f469" draw:formula="?f460 * ?f466"/>
            <draw:equation draw:name="f470" draw:formula="?f442 - ?f469"/>
            <draw:equation draw:name="f471" draw:formula="?f468 - ?f41"/>
            <draw:equation draw:name="f472" draw:formula="?f470 - ?f42"/>
            <draw:equation draw:name="f473" draw:formula="?f468 + ?f41"/>
            <draw:equation draw:name="f474" draw:formula="?f470 + ?f42"/>
            <draw:equation draw:name="f475" draw:formula="?f455 + ?f1"/>
            <draw:equation draw:name="f476" draw:formula="?f475 * ?f2 / ?f0"/>
            <draw:equation draw:name="f477" draw:formula="0 - ?f476"/>
            <draw:equation draw:name="f478" draw:formula="cos(?f477)"/>
            <draw:equation draw:name="f479" draw:formula="0 - ?f478"/>
            <draw:equation draw:name="f480" draw:formula="?f479 * ?f41"/>
            <draw:equation draw:name="f481" draw:formula="sin(?f477)"/>
            <draw:equation draw:name="f482" draw:formula="0 - ?f481"/>
            <draw:equation draw:name="f483" draw:formula="?f482 * ?f42"/>
            <draw:equation draw:name="f484" draw:formula="sqrt(?f480 * ?f480 + ?f483 * ?f483 + 0 * 0)"/>
            <draw:equation draw:name="f485" draw:formula="?f41 * ?f42 / ?f484"/>
            <draw:equation draw:name="f486" draw:formula="?f482 * ?f485"/>
            <draw:equation draw:name="f487" draw:formula="?f468 + ?f486"/>
            <draw:equation draw:name="f488" draw:formula="?f479 * ?f485"/>
            <draw:equation draw:name="f489" draw:formula="?f470 + ?f488"/>
            <draw:equation draw:name="f490" draw:formula="if(?f454, ?f440, ?f471)"/>
            <draw:equation draw:name="f491" draw:formula="if(?f454, ?f442, ?f472)"/>
            <draw:equation draw:name="f492" draw:formula="if(?f454, ?f440, ?f473)"/>
            <draw:equation draw:name="f493" draw:formula="if(?f454, ?f442, ?f474)"/>
            <draw:equation draw:name="f494" draw:formula="if(?f454, ?f471, ?f487)"/>
            <draw:equation draw:name="f495" draw:formula="if(?f454, ?f472, ?f489)"/>
            <draw:equation draw:name="f496" draw:formula="if(?f454, ?f473, ?f487)"/>
            <draw:equation draw:name="f497" draw:formula="if(?f454, ?f474, ?f489)"/>
            <draw:equation draw:name="f498" draw:formula="21550000 - ?f48"/>
            <draw:equation draw:name="f499" draw:formula="if(?f498, ?f48, 21550000)"/>
            <draw:equation draw:name="f500" draw:formula="-21550000 - ?f499"/>
            <draw:equation draw:name="f501" draw:formula="if(?f500, -21550000, ?f499)"/>
            <draw:equation draw:name="f502" draw:formula="?f47 + ?f501"/>
            <draw:equation draw:name="f503" draw:formula="?f47 + ?f1"/>
            <draw:equation draw:name="f504" draw:formula="?f503 * ?f2 / ?f0"/>
            <draw:equation draw:name="f505" draw:formula="0 - ?f504"/>
            <draw:equation draw:name="f506" draw:formula="cos(?f505)"/>
            <draw:equation draw:name="f507" draw:formula="0 - ?f506"/>
            <draw:equation draw:name="f508" draw:formula="?f507 * ?f45"/>
            <draw:equation draw:name="f509" draw:formula="sin(?f505)"/>
            <draw:equation draw:name="f510" draw:formula="0 - ?f509"/>
            <draw:equation draw:name="f511" draw:formula="?f510 * ?f46"/>
            <draw:equation draw:name="f512" draw:formula="sqrt(?f508 * ?f508 + ?f511 * ?f511 + 0 * 0)"/>
            <draw:equation draw:name="f513" draw:formula="?f45 * ?f46 / ?f512"/>
            <draw:equation draw:name="f514" draw:formula="?f510 * ?f513"/>
            <draw:equation draw:name="f515" draw:formula="?f487 - ?f514"/>
            <draw:equation draw:name="f516" draw:formula="?f507 * ?f513"/>
            <draw:equation draw:name="f517" draw:formula="?f489 - ?f516"/>
            <draw:equation draw:name="f518" draw:formula="?f515 - ?f45"/>
            <draw:equation draw:name="f519" draw:formula="?f517 - ?f46"/>
            <draw:equation draw:name="f520" draw:formula="?f515 + ?f45"/>
            <draw:equation draw:name="f521" draw:formula="?f517 + ?f46"/>
            <draw:equation draw:name="f522" draw:formula="?f502 + ?f1"/>
            <draw:equation draw:name="f523" draw:formula="?f522 * ?f2 / ?f0"/>
            <draw:equation draw:name="f524" draw:formula="0 - ?f523"/>
            <draw:equation draw:name="f525" draw:formula="cos(?f524)"/>
            <draw:equation draw:name="f526" draw:formula="0 - ?f525"/>
            <draw:equation draw:name="f527" draw:formula="?f526 * ?f45"/>
            <draw:equation draw:name="f528" draw:formula="sin(?f524)"/>
            <draw:equation draw:name="f529" draw:formula="0 - ?f528"/>
            <draw:equation draw:name="f530" draw:formula="?f529 * ?f46"/>
            <draw:equation draw:name="f531" draw:formula="sqrt(?f527 * ?f527 + ?f530 * ?f530 + 0 * 0)"/>
            <draw:equation draw:name="f532" draw:formula="?f45 * ?f46 / ?f531"/>
            <draw:equation draw:name="f533" draw:formula="?f529 * ?f532"/>
            <draw:equation draw:name="f534" draw:formula="?f515 + ?f533"/>
            <draw:equation draw:name="f535" draw:formula="?f526 * ?f532"/>
            <draw:equation draw:name="f536" draw:formula="?f517 + ?f535"/>
            <draw:equation draw:name="f537" draw:formula="if(?f501, ?f487, ?f518)"/>
            <draw:equation draw:name="f538" draw:formula="if(?f501, ?f489, ?f519)"/>
            <draw:equation draw:name="f539" draw:formula="if(?f501, ?f487, ?f520)"/>
            <draw:equation draw:name="f540" draw:formula="if(?f501, ?f489, ?f521)"/>
            <draw:equation draw:name="f541" draw:formula="if(?f501, ?f518, ?f534)"/>
            <draw:equation draw:name="f542" draw:formula="if(?f501, ?f519, ?f536)"/>
            <draw:equation draw:name="f543" draw:formula="if(?f501, ?f520, ?f534)"/>
            <draw:equation draw:name="f544" draw:formula="if(?f501, ?f521, ?f536)"/>
            <draw:equation draw:name="f545" draw:formula="21550000 - ?f51"/>
            <draw:equation draw:name="f546" draw:formula="if(?f545, ?f51, 21550000)"/>
            <draw:equation draw:name="f547" draw:formula="-21550000 - ?f546"/>
            <draw:equation draw:name="f548" draw:formula="if(?f547, -21550000, ?f546)"/>
            <draw:equation draw:name="f549" draw:formula="?f11 + ?f548"/>
            <draw:equation draw:name="f550" draw:formula="?f11 + ?f1"/>
            <draw:equation draw:name="f551" draw:formula="?f550 * ?f2 / ?f0"/>
            <draw:equation draw:name="f552" draw:formula="0 - ?f551"/>
            <draw:equation draw:name="f553" draw:formula="cos(?f552)"/>
            <draw:equation draw:name="f554" draw:formula="0 - ?f553"/>
            <draw:equation draw:name="f555" draw:formula="?f554 * ?f49"/>
            <draw:equation draw:name="f556" draw:formula="sin(?f552)"/>
            <draw:equation draw:name="f557" draw:formula="0 - ?f556"/>
            <draw:equation draw:name="f558" draw:formula="?f557 * ?f50"/>
            <draw:equation draw:name="f559" draw:formula="sqrt(?f555 * ?f555 + ?f558 * ?f558 + 0 * 0)"/>
            <draw:equation draw:name="f560" draw:formula="?f49 * ?f50 / ?f559"/>
            <draw:equation draw:name="f561" draw:formula="?f557 * ?f560"/>
            <draw:equation draw:name="f562" draw:formula="?f534 - ?f561"/>
            <draw:equation draw:name="f563" draw:formula="?f554 * ?f560"/>
            <draw:equation draw:name="f564" draw:formula="?f536 - ?f563"/>
            <draw:equation draw:name="f565" draw:formula="?f562 - ?f49"/>
            <draw:equation draw:name="f566" draw:formula="?f564 - ?f50"/>
            <draw:equation draw:name="f567" draw:formula="?f562 + ?f49"/>
            <draw:equation draw:name="f568" draw:formula="?f564 + ?f50"/>
            <draw:equation draw:name="f569" draw:formula="?f549 + ?f1"/>
            <draw:equation draw:name="f570" draw:formula="?f569 * ?f2 / ?f0"/>
            <draw:equation draw:name="f571" draw:formula="0 - ?f570"/>
            <draw:equation draw:name="f572" draw:formula="cos(?f571)"/>
            <draw:equation draw:name="f573" draw:formula="0 - ?f572"/>
            <draw:equation draw:name="f574" draw:formula="?f573 * ?f49"/>
            <draw:equation draw:name="f575" draw:formula="sin(?f571)"/>
            <draw:equation draw:name="f576" draw:formula="0 - ?f575"/>
            <draw:equation draw:name="f577" draw:formula="?f576 * ?f50"/>
            <draw:equation draw:name="f578" draw:formula="sqrt(?f574 * ?f574 + ?f577 * ?f577 + 0 * 0)"/>
            <draw:equation draw:name="f579" draw:formula="?f49 * ?f50 / ?f578"/>
            <draw:equation draw:name="f580" draw:formula="?f576 * ?f579"/>
            <draw:equation draw:name="f581" draw:formula="?f562 + ?f580"/>
            <draw:equation draw:name="f582" draw:formula="?f573 * ?f579"/>
            <draw:equation draw:name="f583" draw:formula="?f564 + ?f582"/>
            <draw:equation draw:name="f584" draw:formula="if(?f548, ?f534, ?f565)"/>
            <draw:equation draw:name="f585" draw:formula="if(?f548, ?f536, ?f566)"/>
            <draw:equation draw:name="f586" draw:formula="if(?f548, ?f534, ?f567)"/>
            <draw:equation draw:name="f587" draw:formula="if(?f548, ?f536, ?f568)"/>
            <draw:equation draw:name="f588" draw:formula="if(?f548, ?f565, ?f581)"/>
            <draw:equation draw:name="f589" draw:formula="if(?f548, ?f566, ?f583)"/>
            <draw:equation draw:name="f590" draw:formula="if(?f548, ?f567, ?f581)"/>
            <draw:equation draw:name="f591" draw:formula="if(?f548, ?f568, ?f583)"/>
            <draw:equation draw:name="f592" draw:formula="21550000 - ?f53"/>
            <draw:equation draw:name="f593" draw:formula="if(?f592, ?f53, 21550000)"/>
            <draw:equation draw:name="f594" draw:formula="-21550000 - ?f593"/>
            <draw:equation draw:name="f595" draw:formula="if(?f594, -21550000, ?f593)"/>
            <draw:equation draw:name="f596" draw:formula="?f12 + ?f595"/>
            <draw:equation draw:name="f597" draw:formula="?f12 + ?f1"/>
            <draw:equation draw:name="f598" draw:formula="?f597 * ?f2 / ?f0"/>
            <draw:equation draw:name="f599" draw:formula="0 - ?f598"/>
            <draw:equation draw:name="f600" draw:formula="cos(?f599)"/>
            <draw:equation draw:name="f601" draw:formula="0 - ?f600"/>
            <draw:equation draw:name="f602" draw:formula="?f601 * ?f52"/>
            <draw:equation draw:name="f603" draw:formula="sin(?f599)"/>
            <draw:equation draw:name="f604" draw:formula="0 - ?f603"/>
            <draw:equation draw:name="f605" draw:formula="?f604 * ?f27"/>
            <draw:equation draw:name="f606" draw:formula="sqrt(?f602 * ?f602 + ?f605 * ?f605 + 0 * 0)"/>
            <draw:equation draw:name="f607" draw:formula="?f52 * ?f27 / ?f606"/>
            <draw:equation draw:name="f608" draw:formula="?f604 * ?f607"/>
            <draw:equation draw:name="f609" draw:formula="?f581 - ?f608"/>
            <draw:equation draw:name="f610" draw:formula="?f601 * ?f607"/>
            <draw:equation draw:name="f611" draw:formula="?f583 - ?f610"/>
            <draw:equation draw:name="f612" draw:formula="?f609 - ?f52"/>
            <draw:equation draw:name="f613" draw:formula="?f611 - ?f27"/>
            <draw:equation draw:name="f614" draw:formula="?f609 + ?f52"/>
            <draw:equation draw:name="f615" draw:formula="?f611 + ?f27"/>
            <draw:equation draw:name="f616" draw:formula="?f596 + ?f1"/>
            <draw:equation draw:name="f617" draw:formula="?f616 * ?f2 / ?f0"/>
            <draw:equation draw:name="f618" draw:formula="0 - ?f617"/>
            <draw:equation draw:name="f619" draw:formula="cos(?f618)"/>
            <draw:equation draw:name="f620" draw:formula="0 - ?f619"/>
            <draw:equation draw:name="f621" draw:formula="?f620 * ?f52"/>
            <draw:equation draw:name="f622" draw:formula="sin(?f618)"/>
            <draw:equation draw:name="f623" draw:formula="0 - ?f622"/>
            <draw:equation draw:name="f624" draw:formula="?f623 * ?f27"/>
            <draw:equation draw:name="f625" draw:formula="sqrt(?f621 * ?f621 + ?f624 * ?f624 + 0 * 0)"/>
            <draw:equation draw:name="f626" draw:formula="?f52 * ?f27 / ?f625"/>
            <draw:equation draw:name="f627" draw:formula="?f623 * ?f626"/>
            <draw:equation draw:name="f628" draw:formula="?f609 + ?f627"/>
            <draw:equation draw:name="f629" draw:formula="?f620 * ?f626"/>
            <draw:equation draw:name="f630" draw:formula="?f611 + ?f629"/>
            <draw:equation draw:name="f631" draw:formula="if(?f595, ?f581, ?f612)"/>
            <draw:equation draw:name="f632" draw:formula="if(?f595, ?f583, ?f613)"/>
            <draw:equation draw:name="f633" draw:formula="if(?f595, ?f581, ?f614)"/>
            <draw:equation draw:name="f634" draw:formula="if(?f595, ?f583, ?f615)"/>
            <draw:equation draw:name="f635" draw:formula="if(?f595, ?f612, ?f628)"/>
            <draw:equation draw:name="f636" draw:formula="if(?f595, ?f613, ?f630)"/>
            <draw:equation draw:name="f637" draw:formula="if(?f595, ?f614, ?f628)"/>
            <draw:equation draw:name="f638" draw:formula="if(?f595, ?f615, ?f630)"/>
            <draw:equation draw:name="f639" draw:formula="21550000 - ?f57"/>
            <draw:equation draw:name="f640" draw:formula="if(?f639, ?f57, 21550000)"/>
            <draw:equation draw:name="f641" draw:formula="-21550000 - ?f640"/>
            <draw:equation draw:name="f642" draw:formula="if(?f641, -21550000, ?f640)"/>
            <draw:equation draw:name="f643" draw:formula="?f56 + ?f642"/>
            <draw:equation draw:name="f644" draw:formula="?f56 + ?f1"/>
            <draw:equation draw:name="f645" draw:formula="?f644 * ?f2 / ?f0"/>
            <draw:equation draw:name="f646" draw:formula="0 - ?f645"/>
            <draw:equation draw:name="f647" draw:formula="cos(?f646)"/>
            <draw:equation draw:name="f648" draw:formula="0 - ?f647"/>
            <draw:equation draw:name="f649" draw:formula="?f648 * ?f52"/>
            <draw:equation draw:name="f650" draw:formula="sin(?f646)"/>
            <draw:equation draw:name="f651" draw:formula="0 - ?f650"/>
            <draw:equation draw:name="f652" draw:formula="?f651 * ?f27"/>
            <draw:equation draw:name="f653" draw:formula="sqrt(?f649 * ?f649 + ?f652 * ?f652 + 0 * 0)"/>
            <draw:equation draw:name="f654" draw:formula="?f52 * ?f27 / ?f653"/>
            <draw:equation draw:name="f655" draw:formula="?f651 * ?f654"/>
            <draw:equation draw:name="f656" draw:formula="?f54 - ?f655"/>
            <draw:equation draw:name="f657" draw:formula="?f648 * ?f654"/>
            <draw:equation draw:name="f658" draw:formula="?f55 - ?f657"/>
            <draw:equation draw:name="f659" draw:formula="?f656 - ?f52"/>
            <draw:equation draw:name="f660" draw:formula="?f658 - ?f27"/>
            <draw:equation draw:name="f661" draw:formula="?f656 + ?f52"/>
            <draw:equation draw:name="f662" draw:formula="?f658 + ?f27"/>
            <draw:equation draw:name="f663" draw:formula="?f643 + ?f1"/>
            <draw:equation draw:name="f664" draw:formula="?f663 * ?f2 / ?f0"/>
            <draw:equation draw:name="f665" draw:formula="0 - ?f664"/>
            <draw:equation draw:name="f666" draw:formula="cos(?f665)"/>
            <draw:equation draw:name="f667" draw:formula="0 - ?f666"/>
            <draw:equation draw:name="f668" draw:formula="?f667 * ?f52"/>
            <draw:equation draw:name="f669" draw:formula="sin(?f665)"/>
            <draw:equation draw:name="f670" draw:formula="0 - ?f669"/>
            <draw:equation draw:name="f671" draw:formula="?f670 * ?f27"/>
            <draw:equation draw:name="f672" draw:formula="sqrt(?f668 * ?f668 + ?f671 * ?f671 + 0 * 0)"/>
            <draw:equation draw:name="f673" draw:formula="?f52 * ?f27 / ?f672"/>
            <draw:equation draw:name="f674" draw:formula="?f670 * ?f673"/>
            <draw:equation draw:name="f675" draw:formula="?f656 + ?f674"/>
            <draw:equation draw:name="f676" draw:formula="?f667 * ?f673"/>
            <draw:equation draw:name="f677" draw:formula="?f658 + ?f676"/>
            <draw:equation draw:name="f678" draw:formula="if(?f642, ?f54, ?f659)"/>
            <draw:equation draw:name="f679" draw:formula="if(?f642, ?f55, ?f660)"/>
            <draw:equation draw:name="f680" draw:formula="if(?f642, ?f54, ?f661)"/>
            <draw:equation draw:name="f681" draw:formula="if(?f642, ?f55, ?f662)"/>
            <draw:equation draw:name="f682" draw:formula="if(?f642, ?f659, ?f675)"/>
            <draw:equation draw:name="f683" draw:formula="if(?f642, ?f660, ?f677)"/>
            <draw:equation draw:name="f684" draw:formula="if(?f642, ?f661, ?f675)"/>
            <draw:equation draw:name="f685" draw:formula="if(?f642, ?f662, ?f677)"/>
            <draw:equation draw:name="f686" draw:formula="21550000 - ?f61"/>
            <draw:equation draw:name="f687" draw:formula="if(?f686, ?f61, 21550000)"/>
            <draw:equation draw:name="f688" draw:formula="-21550000 - ?f687"/>
            <draw:equation draw:name="f689" draw:formula="if(?f688, -21550000, ?f687)"/>
            <draw:equation draw:name="f690" draw:formula="?f60 + ?f689"/>
            <draw:equation draw:name="f691" draw:formula="?f60 + ?f1"/>
            <draw:equation draw:name="f692" draw:formula="?f691 * ?f2 / ?f0"/>
            <draw:equation draw:name="f693" draw:formula="0 - ?f692"/>
            <draw:equation draw:name="f694" draw:formula="cos(?f693)"/>
            <draw:equation draw:name="f695" draw:formula="0 - ?f694"/>
            <draw:equation draw:name="f696" draw:formula="?f695 * ?f49"/>
            <draw:equation draw:name="f697" draw:formula="sin(?f693)"/>
            <draw:equation draw:name="f698" draw:formula="0 - ?f697"/>
            <draw:equation draw:name="f699" draw:formula="?f698 * ?f50"/>
            <draw:equation draw:name="f700" draw:formula="sqrt(?f696 * ?f696 + ?f699 * ?f699 + 0 * 0)"/>
            <draw:equation draw:name="f701" draw:formula="?f49 * ?f50 / ?f700"/>
            <draw:equation draw:name="f702" draw:formula="?f698 * ?f701"/>
            <draw:equation draw:name="f703" draw:formula="?f58 - ?f702"/>
            <draw:equation draw:name="f704" draw:formula="?f695 * ?f701"/>
            <draw:equation draw:name="f705" draw:formula="?f59 - ?f704"/>
            <draw:equation draw:name="f706" draw:formula="?f703 - ?f49"/>
            <draw:equation draw:name="f707" draw:formula="?f705 - ?f50"/>
            <draw:equation draw:name="f708" draw:formula="?f703 + ?f49"/>
            <draw:equation draw:name="f709" draw:formula="?f705 + ?f50"/>
            <draw:equation draw:name="f710" draw:formula="?f690 + ?f1"/>
            <draw:equation draw:name="f711" draw:formula="?f710 * ?f2 / ?f0"/>
            <draw:equation draw:name="f712" draw:formula="0 - ?f711"/>
            <draw:equation draw:name="f713" draw:formula="cos(?f712)"/>
            <draw:equation draw:name="f714" draw:formula="0 - ?f713"/>
            <draw:equation draw:name="f715" draw:formula="?f714 * ?f49"/>
            <draw:equation draw:name="f716" draw:formula="sin(?f712)"/>
            <draw:equation draw:name="f717" draw:formula="0 - ?f716"/>
            <draw:equation draw:name="f718" draw:formula="?f717 * ?f50"/>
            <draw:equation draw:name="f719" draw:formula="sqrt(?f715 * ?f715 + ?f718 * ?f718 + 0 * 0)"/>
            <draw:equation draw:name="f720" draw:formula="?f49 * ?f50 / ?f719"/>
            <draw:equation draw:name="f721" draw:formula="?f717 * ?f720"/>
            <draw:equation draw:name="f722" draw:formula="?f703 + ?f721"/>
            <draw:equation draw:name="f723" draw:formula="?f714 * ?f720"/>
            <draw:equation draw:name="f724" draw:formula="?f705 + ?f723"/>
            <draw:equation draw:name="f725" draw:formula="if(?f689, ?f58, ?f706)"/>
            <draw:equation draw:name="f726" draw:formula="if(?f689, ?f59, ?f707)"/>
            <draw:equation draw:name="f727" draw:formula="if(?f689, ?f58, ?f708)"/>
            <draw:equation draw:name="f728" draw:formula="if(?f689, ?f59, ?f709)"/>
            <draw:equation draw:name="f729" draw:formula="if(?f689, ?f706, ?f722)"/>
            <draw:equation draw:name="f730" draw:formula="if(?f689, ?f707, ?f724)"/>
            <draw:equation draw:name="f731" draw:formula="if(?f689, ?f708, ?f722)"/>
            <draw:equation draw:name="f732" draw:formula="if(?f689, ?f709, ?f724)"/>
            <draw:equation draw:name="f733" draw:formula="21550000 - ?f65"/>
            <draw:equation draw:name="f734" draw:formula="if(?f733, ?f65, 21550000)"/>
            <draw:equation draw:name="f735" draw:formula="-21550000 - ?f734"/>
            <draw:equation draw:name="f736" draw:formula="if(?f735, -21550000, ?f734)"/>
            <draw:equation draw:name="f737" draw:formula="?f64 + ?f736"/>
            <draw:equation draw:name="f738" draw:formula="?f64 + ?f1"/>
            <draw:equation draw:name="f739" draw:formula="?f738 * ?f2 / ?f0"/>
            <draw:equation draw:name="f740" draw:formula="0 - ?f739"/>
            <draw:equation draw:name="f741" draw:formula="cos(?f740)"/>
            <draw:equation draw:name="f742" draw:formula="0 - ?f741"/>
            <draw:equation draw:name="f743" draw:formula="?f742 * ?f41"/>
            <draw:equation draw:name="f744" draw:formula="sin(?f740)"/>
            <draw:equation draw:name="f745" draw:formula="0 - ?f744"/>
            <draw:equation draw:name="f746" draw:formula="?f745 * ?f42"/>
            <draw:equation draw:name="f747" draw:formula="sqrt(?f743 * ?f743 + ?f746 * ?f746 + 0 * 0)"/>
            <draw:equation draw:name="f748" draw:formula="?f41 * ?f42 / ?f747"/>
            <draw:equation draw:name="f749" draw:formula="?f745 * ?f748"/>
            <draw:equation draw:name="f750" draw:formula="?f62 - ?f749"/>
            <draw:equation draw:name="f751" draw:formula="?f742 * ?f748"/>
            <draw:equation draw:name="f752" draw:formula="?f63 - ?f751"/>
            <draw:equation draw:name="f753" draw:formula="?f750 - ?f41"/>
            <draw:equation draw:name="f754" draw:formula="?f752 - ?f42"/>
            <draw:equation draw:name="f755" draw:formula="?f750 + ?f41"/>
            <draw:equation draw:name="f756" draw:formula="?f752 + ?f42"/>
            <draw:equation draw:name="f757" draw:formula="?f737 + ?f1"/>
            <draw:equation draw:name="f758" draw:formula="?f757 * ?f2 / ?f0"/>
            <draw:equation draw:name="f759" draw:formula="0 - ?f758"/>
            <draw:equation draw:name="f760" draw:formula="cos(?f759)"/>
            <draw:equation draw:name="f761" draw:formula="0 - ?f760"/>
            <draw:equation draw:name="f762" draw:formula="?f761 * ?f41"/>
            <draw:equation draw:name="f763" draw:formula="sin(?f759)"/>
            <draw:equation draw:name="f764" draw:formula="0 - ?f763"/>
            <draw:equation draw:name="f765" draw:formula="?f764 * ?f42"/>
            <draw:equation draw:name="f766" draw:formula="sqrt(?f762 * ?f762 + ?f765 * ?f765 + 0 * 0)"/>
            <draw:equation draw:name="f767" draw:formula="?f41 * ?f42 / ?f766"/>
            <draw:equation draw:name="f768" draw:formula="?f764 * ?f767"/>
            <draw:equation draw:name="f769" draw:formula="?f750 + ?f768"/>
            <draw:equation draw:name="f770" draw:formula="?f761 * ?f767"/>
            <draw:equation draw:name="f771" draw:formula="?f752 + ?f770"/>
            <draw:equation draw:name="f772" draw:formula="if(?f736, ?f62, ?f753)"/>
            <draw:equation draw:name="f773" draw:formula="if(?f736, ?f63, ?f754)"/>
            <draw:equation draw:name="f774" draw:formula="if(?f736, ?f62, ?f755)"/>
            <draw:equation draw:name="f775" draw:formula="if(?f736, ?f63, ?f756)"/>
            <draw:equation draw:name="f776" draw:formula="if(?f736, ?f753, ?f769)"/>
            <draw:equation draw:name="f777" draw:formula="if(?f736, ?f754, ?f771)"/>
            <draw:equation draw:name="f778" draw:formula="if(?f736, ?f755, ?f769)"/>
            <draw:equation draw:name="f779" draw:formula="if(?f736, ?f756, ?f771)"/>
            <draw:equation draw:name="f780" draw:formula="21550000 - ?f69"/>
            <draw:equation draw:name="f781" draw:formula="if(?f780, ?f69, 21550000)"/>
            <draw:equation draw:name="f782" draw:formula="-21550000 - ?f781"/>
            <draw:equation draw:name="f783" draw:formula="if(?f782, -21550000, ?f781)"/>
            <draw:equation draw:name="f784" draw:formula="?f68 + ?f783"/>
            <draw:equation draw:name="f785" draw:formula="?f68 + ?f1"/>
            <draw:equation draw:name="f786" draw:formula="?f785 * ?f2 / ?f0"/>
            <draw:equation draw:name="f787" draw:formula="0 - ?f786"/>
            <draw:equation draw:name="f788" draw:formula="cos(?f787)"/>
            <draw:equation draw:name="f789" draw:formula="0 - ?f788"/>
            <draw:equation draw:name="f790" draw:formula="?f789 * ?f41"/>
            <draw:equation draw:name="f791" draw:formula="sin(?f787)"/>
            <draw:equation draw:name="f792" draw:formula="0 - ?f791"/>
            <draw:equation draw:name="f793" draw:formula="?f792 * ?f42"/>
            <draw:equation draw:name="f794" draw:formula="sqrt(?f790 * ?f790 + ?f793 * ?f793 + 0 * 0)"/>
            <draw:equation draw:name="f795" draw:formula="?f41 * ?f42 / ?f794"/>
            <draw:equation draw:name="f796" draw:formula="?f792 * ?f795"/>
            <draw:equation draw:name="f797" draw:formula="?f66 - ?f796"/>
            <draw:equation draw:name="f798" draw:formula="?f789 * ?f795"/>
            <draw:equation draw:name="f799" draw:formula="?f67 - ?f798"/>
            <draw:equation draw:name="f800" draw:formula="?f797 - ?f41"/>
            <draw:equation draw:name="f801" draw:formula="?f799 - ?f42"/>
            <draw:equation draw:name="f802" draw:formula="?f797 + ?f41"/>
            <draw:equation draw:name="f803" draw:formula="?f799 + ?f42"/>
            <draw:equation draw:name="f804" draw:formula="?f784 + ?f1"/>
            <draw:equation draw:name="f805" draw:formula="?f804 * ?f2 / ?f0"/>
            <draw:equation draw:name="f806" draw:formula="0 - ?f805"/>
            <draw:equation draw:name="f807" draw:formula="cos(?f806)"/>
            <draw:equation draw:name="f808" draw:formula="0 - ?f807"/>
            <draw:equation draw:name="f809" draw:formula="?f808 * ?f41"/>
            <draw:equation draw:name="f810" draw:formula="sin(?f806)"/>
            <draw:equation draw:name="f811" draw:formula="0 - ?f810"/>
            <draw:equation draw:name="f812" draw:formula="?f811 * ?f42"/>
            <draw:equation draw:name="f813" draw:formula="sqrt(?f809 * ?f809 + ?f812 * ?f812 + 0 * 0)"/>
            <draw:equation draw:name="f814" draw:formula="?f41 * ?f42 / ?f813"/>
            <draw:equation draw:name="f815" draw:formula="?f811 * ?f814"/>
            <draw:equation draw:name="f816" draw:formula="?f797 + ?f815"/>
            <draw:equation draw:name="f817" draw:formula="?f808 * ?f814"/>
            <draw:equation draw:name="f818" draw:formula="?f799 + ?f817"/>
            <draw:equation draw:name="f819" draw:formula="if(?f783, ?f66, ?f800)"/>
            <draw:equation draw:name="f820" draw:formula="if(?f783, ?f67, ?f801)"/>
            <draw:equation draw:name="f821" draw:formula="if(?f783, ?f66, ?f802)"/>
            <draw:equation draw:name="f822" draw:formula="if(?f783, ?f67, ?f803)"/>
            <draw:equation draw:name="f823" draw:formula="if(?f783, ?f800, ?f816)"/>
            <draw:equation draw:name="f824" draw:formula="if(?f783, ?f801, ?f818)"/>
            <draw:equation draw:name="f825" draw:formula="if(?f783, ?f802, ?f816)"/>
            <draw:equation draw:name="f826" draw:formula="if(?f783, ?f803, ?f818)"/>
            <draw:equation draw:name="f827" draw:formula="21550000 - ?f72"/>
            <draw:equation draw:name="f828" draw:formula="if(?f827, ?f72, 21550000)"/>
            <draw:equation draw:name="f829" draw:formula="-21550000 - ?f828"/>
            <draw:equation draw:name="f830" draw:formula="if(?f829, -21550000, ?f828)"/>
            <draw:equation draw:name="f831" draw:formula="?f13 + ?f830"/>
            <draw:equation draw:name="f832" draw:formula="?f13 + ?f1"/>
            <draw:equation draw:name="f833" draw:formula="?f832 * ?f2 / ?f0"/>
            <draw:equation draw:name="f834" draw:formula="0 - ?f833"/>
            <draw:equation draw:name="f835" draw:formula="cos(?f834)"/>
            <draw:equation draw:name="f836" draw:formula="0 - ?f835"/>
            <draw:equation draw:name="f837" draw:formula="?f836 * ?f37"/>
            <draw:equation draw:name="f838" draw:formula="sin(?f834)"/>
            <draw:equation draw:name="f839" draw:formula="0 - ?f838"/>
            <draw:equation draw:name="f840" draw:formula="?f839 * ?f38"/>
            <draw:equation draw:name="f841" draw:formula="sqrt(?f837 * ?f837 + ?f840 * ?f840 + 0 * 0)"/>
            <draw:equation draw:name="f842" draw:formula="?f37 * ?f38 / ?f841"/>
            <draw:equation draw:name="f843" draw:formula="?f839 * ?f842"/>
            <draw:equation draw:name="f844" draw:formula="?f70 - ?f843"/>
            <draw:equation draw:name="f845" draw:formula="?f836 * ?f842"/>
            <draw:equation draw:name="f846" draw:formula="?f71 - ?f845"/>
            <draw:equation draw:name="f847" draw:formula="?f844 - ?f37"/>
            <draw:equation draw:name="f848" draw:formula="?f846 - ?f38"/>
            <draw:equation draw:name="f849" draw:formula="?f844 + ?f37"/>
            <draw:equation draw:name="f850" draw:formula="?f846 + ?f38"/>
            <draw:equation draw:name="f851" draw:formula="?f831 + ?f1"/>
            <draw:equation draw:name="f852" draw:formula="?f851 * ?f2 / ?f0"/>
            <draw:equation draw:name="f853" draw:formula="0 - ?f852"/>
            <draw:equation draw:name="f854" draw:formula="cos(?f853)"/>
            <draw:equation draw:name="f855" draw:formula="0 - ?f854"/>
            <draw:equation draw:name="f856" draw:formula="?f855 * ?f37"/>
            <draw:equation draw:name="f857" draw:formula="sin(?f853)"/>
            <draw:equation draw:name="f858" draw:formula="0 - ?f857"/>
            <draw:equation draw:name="f859" draw:formula="?f858 * ?f38"/>
            <draw:equation draw:name="f860" draw:formula="sqrt(?f856 * ?f856 + ?f859 * ?f859 + 0 * 0)"/>
            <draw:equation draw:name="f861" draw:formula="?f37 * ?f38 / ?f860"/>
            <draw:equation draw:name="f862" draw:formula="?f858 * ?f861"/>
            <draw:equation draw:name="f863" draw:formula="?f844 + ?f862"/>
            <draw:equation draw:name="f864" draw:formula="?f855 * ?f861"/>
            <draw:equation draw:name="f865" draw:formula="?f846 + ?f864"/>
            <draw:equation draw:name="f866" draw:formula="if(?f830, ?f70, ?f847)"/>
            <draw:equation draw:name="f867" draw:formula="if(?f830, ?f71, ?f848)"/>
            <draw:equation draw:name="f868" draw:formula="if(?f830, ?f70, ?f849)"/>
            <draw:equation draw:name="f869" draw:formula="if(?f830, ?f71, ?f850)"/>
            <draw:equation draw:name="f870" draw:formula="if(?f830, ?f847, ?f863)"/>
            <draw:equation draw:name="f871" draw:formula="if(?f830, ?f848, ?f865)"/>
            <draw:equation draw:name="f872" draw:formula="if(?f830, ?f849, ?f863)"/>
            <draw:equation draw:name="f873" draw:formula="if(?f830, ?f850, ?f865)"/>
            <draw:equation draw:name="f874" draw:formula="21550000 - ?f76"/>
            <draw:equation draw:name="f875" draw:formula="if(?f874, ?f76, 21550000)"/>
            <draw:equation draw:name="f876" draw:formula="-21550000 - ?f875"/>
            <draw:equation draw:name="f877" draw:formula="if(?f876, -21550000, ?f875)"/>
            <draw:equation draw:name="f878" draw:formula="?f75 + ?f877"/>
            <draw:equation draw:name="f879" draw:formula="?f75 + ?f1"/>
            <draw:equation draw:name="f880" draw:formula="?f879 * ?f2 / ?f0"/>
            <draw:equation draw:name="f881" draw:formula="0 - ?f880"/>
            <draw:equation draw:name="f882" draw:formula="cos(?f881)"/>
            <draw:equation draw:name="f883" draw:formula="0 - ?f882"/>
            <draw:equation draw:name="f884" draw:formula="?f883 * ?f23"/>
            <draw:equation draw:name="f885" draw:formula="sin(?f881)"/>
            <draw:equation draw:name="f886" draw:formula="0 - ?f885"/>
            <draw:equation draw:name="f887" draw:formula="?f886 * ?f32"/>
            <draw:equation draw:name="f888" draw:formula="sqrt(?f884 * ?f884 + ?f887 * ?f887 + 0 * 0)"/>
            <draw:equation draw:name="f889" draw:formula="?f23 * ?f32 / ?f888"/>
            <draw:equation draw:name="f890" draw:formula="?f886 * ?f889"/>
            <draw:equation draw:name="f891" draw:formula="?f73 - ?f890"/>
            <draw:equation draw:name="f892" draw:formula="?f883 * ?f889"/>
            <draw:equation draw:name="f893" draw:formula="?f74 - ?f892"/>
            <draw:equation draw:name="f894" draw:formula="?f891 - ?f23"/>
            <draw:equation draw:name="f895" draw:formula="?f893 - ?f32"/>
            <draw:equation draw:name="f896" draw:formula="?f891 + ?f23"/>
            <draw:equation draw:name="f897" draw:formula="?f893 + ?f32"/>
            <draw:equation draw:name="f898" draw:formula="?f878 + ?f1"/>
            <draw:equation draw:name="f899" draw:formula="?f898 * ?f2 / ?f0"/>
            <draw:equation draw:name="f900" draw:formula="0 - ?f899"/>
            <draw:equation draw:name="f901" draw:formula="cos(?f900)"/>
            <draw:equation draw:name="f902" draw:formula="0 - ?f901"/>
            <draw:equation draw:name="f903" draw:formula="?f902 * ?f23"/>
            <draw:equation draw:name="f904" draw:formula="sin(?f900)"/>
            <draw:equation draw:name="f905" draw:formula="0 - ?f904"/>
            <draw:equation draw:name="f906" draw:formula="?f905 * ?f32"/>
            <draw:equation draw:name="f907" draw:formula="sqrt(?f903 * ?f903 + ?f906 * ?f906 + 0 * 0)"/>
            <draw:equation draw:name="f908" draw:formula="?f23 * ?f32 / ?f907"/>
            <draw:equation draw:name="f909" draw:formula="?f905 * ?f908"/>
            <draw:equation draw:name="f910" draw:formula="?f891 + ?f909"/>
            <draw:equation draw:name="f911" draw:formula="?f902 * ?f908"/>
            <draw:equation draw:name="f912" draw:formula="?f893 + ?f911"/>
            <draw:equation draw:name="f913" draw:formula="if(?f877, ?f73, ?f894)"/>
            <draw:equation draw:name="f914" draw:formula="if(?f877, ?f74, ?f895)"/>
            <draw:equation draw:name="f915" draw:formula="if(?f877, ?f73, ?f896)"/>
            <draw:equation draw:name="f916" draw:formula="if(?f877, ?f74, ?f897)"/>
            <draw:equation draw:name="f917" draw:formula="if(?f877, ?f894, ?f910)"/>
            <draw:equation draw:name="f918" draw:formula="if(?f877, ?f895, ?f912)"/>
            <draw:equation draw:name="f919" draw:formula="if(?f877, ?f896, ?f910)"/>
            <draw:equation draw:name="f920" draw:formula="if(?f877, ?f897, ?f912)"/>
            <draw:equation draw:name="f921" draw:formula="21550000 - ?f79"/>
            <draw:equation draw:name="f922" draw:formula="if(?f921, ?f79, 21550000)"/>
            <draw:equation draw:name="f923" draw:formula="-21550000 - ?f922"/>
            <draw:equation draw:name="f924" draw:formula="if(?f923, -21550000, ?f922)"/>
            <draw:equation draw:name="f925" draw:formula="?f14 + ?f924"/>
            <draw:equation draw:name="f926" draw:formula="?f14 + ?f1"/>
            <draw:equation draw:name="f927" draw:formula="?f926 * ?f2 / ?f0"/>
            <draw:equation draw:name="f928" draw:formula="0 - ?f927"/>
            <draw:equation draw:name="f929" draw:formula="cos(?f928)"/>
            <draw:equation draw:name="f930" draw:formula="0 - ?f929"/>
            <draw:equation draw:name="f931" draw:formula="?f930 * ?f29"/>
            <draw:equation draw:name="f932" draw:formula="sin(?f928)"/>
            <draw:equation draw:name="f933" draw:formula="0 - ?f932"/>
            <draw:equation draw:name="f934" draw:formula="?f933 * ?f30"/>
            <draw:equation draw:name="f935" draw:formula="sqrt(?f931 * ?f931 + ?f934 * ?f934 + 0 * 0)"/>
            <draw:equation draw:name="f936" draw:formula="?f29 * ?f30 / ?f935"/>
            <draw:equation draw:name="f937" draw:formula="?f933 * ?f936"/>
            <draw:equation draw:name="f938" draw:formula="?f77 - ?f937"/>
            <draw:equation draw:name="f939" draw:formula="?f930 * ?f936"/>
            <draw:equation draw:name="f940" draw:formula="?f78 - ?f939"/>
            <draw:equation draw:name="f941" draw:formula="?f938 - ?f29"/>
            <draw:equation draw:name="f942" draw:formula="?f940 - ?f30"/>
            <draw:equation draw:name="f943" draw:formula="?f938 + ?f29"/>
            <draw:equation draw:name="f944" draw:formula="?f940 + ?f30"/>
            <draw:equation draw:name="f945" draw:formula="?f925 + ?f1"/>
            <draw:equation draw:name="f946" draw:formula="?f945 * ?f2 / ?f0"/>
            <draw:equation draw:name="f947" draw:formula="0 - ?f946"/>
            <draw:equation draw:name="f948" draw:formula="cos(?f947)"/>
            <draw:equation draw:name="f949" draw:formula="0 - ?f948"/>
            <draw:equation draw:name="f950" draw:formula="?f949 * ?f29"/>
            <draw:equation draw:name="f951" draw:formula="sin(?f947)"/>
            <draw:equation draw:name="f952" draw:formula="0 - ?f951"/>
            <draw:equation draw:name="f953" draw:formula="?f952 * ?f30"/>
            <draw:equation draw:name="f954" draw:formula="sqrt(?f950 * ?f950 + ?f953 * ?f953 + 0 * 0)"/>
            <draw:equation draw:name="f955" draw:formula="?f29 * ?f30 / ?f954"/>
            <draw:equation draw:name="f956" draw:formula="?f952 * ?f955"/>
            <draw:equation draw:name="f957" draw:formula="?f938 + ?f956"/>
            <draw:equation draw:name="f958" draw:formula="?f949 * ?f955"/>
            <draw:equation draw:name="f959" draw:formula="?f940 + ?f958"/>
            <draw:equation draw:name="f960" draw:formula="if(?f924, ?f77, ?f941)"/>
            <draw:equation draw:name="f961" draw:formula="if(?f924, ?f78, ?f942)"/>
            <draw:equation draw:name="f962" draw:formula="if(?f924, ?f77, ?f943)"/>
            <draw:equation draw:name="f963" draw:formula="if(?f924, ?f78, ?f944)"/>
            <draw:equation draw:name="f964" draw:formula="if(?f924, ?f941, ?f957)"/>
            <draw:equation draw:name="f965" draw:formula="if(?f924, ?f942, ?f959)"/>
            <draw:equation draw:name="f966" draw:formula="if(?f924, ?f943, ?f957)"/>
            <draw:equation draw:name="f967" draw:formula="if(?f924, ?f944, ?f959)"/>
            <draw:equation draw:name="f968" draw:formula="21550000 - ?f82"/>
            <draw:equation draw:name="f969" draw:formula="if(?f968, ?f82, 21550000)"/>
            <draw:equation draw:name="f970" draw:formula="-21550000 - ?f969"/>
            <draw:equation draw:name="f971" draw:formula="if(?f970, -21550000, ?f969)"/>
            <draw:equation draw:name="f972" draw:formula="?f15 + ?f971"/>
            <draw:equation draw:name="f973" draw:formula="?f15 + ?f1"/>
            <draw:equation draw:name="f974" draw:formula="?f973 * ?f2 / ?f0"/>
            <draw:equation draw:name="f975" draw:formula="0 - ?f974"/>
            <draw:equation draw:name="f976" draw:formula="cos(?f975)"/>
            <draw:equation draw:name="f977" draw:formula="0 - ?f976"/>
            <draw:equation draw:name="f978" draw:formula="?f977 * ?f29"/>
            <draw:equation draw:name="f979" draw:formula="sin(?f975)"/>
            <draw:equation draw:name="f980" draw:formula="0 - ?f979"/>
            <draw:equation draw:name="f981" draw:formula="?f980 * ?f30"/>
            <draw:equation draw:name="f982" draw:formula="sqrt(?f978 * ?f978 + ?f981 * ?f981 + 0 * 0)"/>
            <draw:equation draw:name="f983" draw:formula="?f29 * ?f30 / ?f982"/>
            <draw:equation draw:name="f984" draw:formula="?f980 * ?f983"/>
            <draw:equation draw:name="f985" draw:formula="?f80 - ?f984"/>
            <draw:equation draw:name="f986" draw:formula="?f977 * ?f983"/>
            <draw:equation draw:name="f987" draw:formula="?f81 - ?f986"/>
            <draw:equation draw:name="f988" draw:formula="?f985 - ?f29"/>
            <draw:equation draw:name="f989" draw:formula="?f987 - ?f30"/>
            <draw:equation draw:name="f990" draw:formula="?f985 + ?f29"/>
            <draw:equation draw:name="f991" draw:formula="?f987 + ?f30"/>
            <draw:equation draw:name="f992" draw:formula="?f972 + ?f1"/>
            <draw:equation draw:name="f993" draw:formula="?f992 * ?f2 / ?f0"/>
            <draw:equation draw:name="f994" draw:formula="0 - ?f993"/>
            <draw:equation draw:name="f995" draw:formula="cos(?f994)"/>
            <draw:equation draw:name="f996" draw:formula="0 - ?f995"/>
            <draw:equation draw:name="f997" draw:formula="?f996 * ?f29"/>
            <draw:equation draw:name="f998" draw:formula="sin(?f994)"/>
            <draw:equation draw:name="f999" draw:formula="0 - ?f998"/>
            <draw:equation draw:name="f1000" draw:formula="?f999 * ?f30"/>
            <draw:equation draw:name="f1001" draw:formula="sqrt(?f997 * ?f997 + ?f1000 * ?f1000 + 0 * 0)"/>
            <draw:equation draw:name="f1002" draw:formula="?f29 * ?f30 / ?f1001"/>
            <draw:equation draw:name="f1003" draw:formula="?f999 * ?f1002"/>
            <draw:equation draw:name="f1004" draw:formula="?f985 + ?f1003"/>
            <draw:equation draw:name="f1005" draw:formula="?f996 * ?f1002"/>
            <draw:equation draw:name="f1006" draw:formula="?f987 + ?f1005"/>
            <draw:equation draw:name="f1007" draw:formula="if(?f971, ?f80, ?f988)"/>
            <draw:equation draw:name="f1008" draw:formula="if(?f971, ?f81, ?f989)"/>
            <draw:equation draw:name="f1009" draw:formula="if(?f971, ?f80, ?f990)"/>
            <draw:equation draw:name="f1010" draw:formula="if(?f971, ?f81, ?f991)"/>
            <draw:equation draw:name="f1011" draw:formula="if(?f971, ?f988, ?f1004)"/>
            <draw:equation draw:name="f1012" draw:formula="if(?f971, ?f989, ?f1006)"/>
            <draw:equation draw:name="f1013" draw:formula="if(?f971, ?f990, ?f1004)"/>
            <draw:equation draw:name="f1014" draw:formula="if(?f971, ?f991, ?f1006)"/>
            <draw:equation draw:name="f1015" draw:formula="21550000 - ?f85"/>
            <draw:equation draw:name="f1016" draw:formula="if(?f1015, ?f85, 21550000)"/>
            <draw:equation draw:name="f1017" draw:formula="-21550000 - ?f1016"/>
            <draw:equation draw:name="f1018" draw:formula="if(?f1017, -21550000, ?f1016)"/>
            <draw:equation draw:name="f1019" draw:formula="?f16 + ?f1018"/>
            <draw:equation draw:name="f1020" draw:formula="?f16 + ?f1"/>
            <draw:equation draw:name="f1021" draw:formula="?f1020 * ?f2 / ?f0"/>
            <draw:equation draw:name="f1022" draw:formula="0 - ?f1021"/>
            <draw:equation draw:name="f1023" draw:formula="cos(?f1022)"/>
            <draw:equation draw:name="f1024" draw:formula="0 - ?f1023"/>
            <draw:equation draw:name="f1025" draw:formula="?f1024 * ?f26"/>
            <draw:equation draw:name="f1026" draw:formula="sin(?f1022)"/>
            <draw:equation draw:name="f1027" draw:formula="0 - ?f1026"/>
            <draw:equation draw:name="f1028" draw:formula="?f1027 * ?f27"/>
            <draw:equation draw:name="f1029" draw:formula="sqrt(?f1025 * ?f1025 + ?f1028 * ?f1028 + 0 * 0)"/>
            <draw:equation draw:name="f1030" draw:formula="?f26 * ?f27 / ?f1029"/>
            <draw:equation draw:name="f1031" draw:formula="?f1027 * ?f1030"/>
            <draw:equation draw:name="f1032" draw:formula="?f83 - ?f1031"/>
            <draw:equation draw:name="f1033" draw:formula="?f1024 * ?f1030"/>
            <draw:equation draw:name="f1034" draw:formula="?f84 - ?f1033"/>
            <draw:equation draw:name="f1035" draw:formula="?f1032 - ?f26"/>
            <draw:equation draw:name="f1036" draw:formula="?f1034 - ?f27"/>
            <draw:equation draw:name="f1037" draw:formula="?f1032 + ?f26"/>
            <draw:equation draw:name="f1038" draw:formula="?f1034 + ?f27"/>
            <draw:equation draw:name="f1039" draw:formula="?f1019 + ?f1"/>
            <draw:equation draw:name="f1040" draw:formula="?f1039 * ?f2 / ?f0"/>
            <draw:equation draw:name="f1041" draw:formula="0 - ?f1040"/>
            <draw:equation draw:name="f1042" draw:formula="cos(?f1041)"/>
            <draw:equation draw:name="f1043" draw:formula="0 - ?f1042"/>
            <draw:equation draw:name="f1044" draw:formula="?f1043 * ?f26"/>
            <draw:equation draw:name="f1045" draw:formula="sin(?f1041)"/>
            <draw:equation draw:name="f1046" draw:formula="0 - ?f1045"/>
            <draw:equation draw:name="f1047" draw:formula="?f1046 * ?f27"/>
            <draw:equation draw:name="f1048" draw:formula="sqrt(?f1044 * ?f1044 + ?f1047 * ?f1047 + 0 * 0)"/>
            <draw:equation draw:name="f1049" draw:formula="?f26 * ?f27 / ?f1048"/>
            <draw:equation draw:name="f1050" draw:formula="?f1046 * ?f1049"/>
            <draw:equation draw:name="f1051" draw:formula="?f1032 + ?f1050"/>
            <draw:equation draw:name="f1052" draw:formula="?f1043 * ?f1049"/>
            <draw:equation draw:name="f1053" draw:formula="?f1034 + ?f1052"/>
            <draw:equation draw:name="f1054" draw:formula="if(?f1018, ?f83, ?f1035)"/>
            <draw:equation draw:name="f1055" draw:formula="if(?f1018, ?f84, ?f1036)"/>
            <draw:equation draw:name="f1056" draw:formula="if(?f1018, ?f83, ?f1037)"/>
            <draw:equation draw:name="f1057" draw:formula="if(?f1018, ?f84, ?f1038)"/>
            <draw:equation draw:name="f1058" draw:formula="if(?f1018, ?f1035, ?f1051)"/>
            <draw:equation draw:name="f1059" draw:formula="if(?f1018, ?f1036, ?f1053)"/>
            <draw:equation draw:name="f1060" draw:formula="if(?f1018, ?f1037, ?f1051)"/>
            <draw:equation draw:name="f1061" draw:formula="if(?f1018, ?f1038, ?f1053)"/>
            <draw:equation draw:name="f1062" draw:formula="21550000 - ?f88"/>
            <draw:equation draw:name="f1063" draw:formula="if(?f1062, ?f88, 21550000)"/>
            <draw:equation draw:name="f1064" draw:formula="-21550000 - ?f1063"/>
            <draw:equation draw:name="f1065" draw:formula="if(?f1064, -21550000, ?f1063)"/>
            <draw:equation draw:name="f1066" draw:formula="?f17 + ?f1065"/>
            <draw:equation draw:name="f1067" draw:formula="?f17 + ?f1"/>
            <draw:equation draw:name="f1068" draw:formula="?f1067 * ?f2 / ?f0"/>
            <draw:equation draw:name="f1069" draw:formula="0 - ?f1068"/>
            <draw:equation draw:name="f1070" draw:formula="cos(?f1069)"/>
            <draw:equation draw:name="f1071" draw:formula="0 - ?f1070"/>
            <draw:equation draw:name="f1072" draw:formula="?f1071 * ?f20"/>
            <draw:equation draw:name="f1073" draw:formula="sin(?f1069)"/>
            <draw:equation draw:name="f1074" draw:formula="0 - ?f1073"/>
            <draw:equation draw:name="f1075" draw:formula="?f1074 * ?f21"/>
            <draw:equation draw:name="f1076" draw:formula="sqrt(?f1072 * ?f1072 + ?f1075 * ?f1075 + 0 * 0)"/>
            <draw:equation draw:name="f1077" draw:formula="?f20 * ?f21 / ?f1076"/>
            <draw:equation draw:name="f1078" draw:formula="?f1074 * ?f1077"/>
            <draw:equation draw:name="f1079" draw:formula="?f86 - ?f1078"/>
            <draw:equation draw:name="f1080" draw:formula="?f1071 * ?f1077"/>
            <draw:equation draw:name="f1081" draw:formula="?f87 - ?f1080"/>
            <draw:equation draw:name="f1082" draw:formula="?f1079 - ?f20"/>
            <draw:equation draw:name="f1083" draw:formula="?f1081 - ?f21"/>
            <draw:equation draw:name="f1084" draw:formula="?f1079 + ?f20"/>
            <draw:equation draw:name="f1085" draw:formula="?f1081 + ?f21"/>
            <draw:equation draw:name="f1086" draw:formula="?f1066 + ?f1"/>
            <draw:equation draw:name="f1087" draw:formula="?f1086 * ?f2 / ?f0"/>
            <draw:equation draw:name="f1088" draw:formula="0 - ?f1087"/>
            <draw:equation draw:name="f1089" draw:formula="cos(?f1088)"/>
            <draw:equation draw:name="f1090" draw:formula="0 - ?f1089"/>
            <draw:equation draw:name="f1091" draw:formula="?f1090 * ?f20"/>
            <draw:equation draw:name="f1092" draw:formula="sin(?f1088)"/>
            <draw:equation draw:name="f1093" draw:formula="0 - ?f1092"/>
            <draw:equation draw:name="f1094" draw:formula="?f1093 * ?f21"/>
            <draw:equation draw:name="f1095" draw:formula="sqrt(?f1091 * ?f1091 + ?f1094 * ?f1094 + 0 * 0)"/>
            <draw:equation draw:name="f1096" draw:formula="?f20 * ?f21 / ?f1095"/>
            <draw:equation draw:name="f1097" draw:formula="?f1093 * ?f1096"/>
            <draw:equation draw:name="f1098" draw:formula="?f1079 + ?f1097"/>
            <draw:equation draw:name="f1099" draw:formula="?f1090 * ?f1096"/>
            <draw:equation draw:name="f1100" draw:formula="?f1081 + ?f1099"/>
            <draw:equation draw:name="f1101" draw:formula="if(?f1065, ?f86, ?f1082)"/>
            <draw:equation draw:name="f1102" draw:formula="if(?f1065, ?f87, ?f1083)"/>
            <draw:equation draw:name="f1103" draw:formula="if(?f1065, ?f86, ?f1084)"/>
            <draw:equation draw:name="f1104" draw:formula="if(?f1065, ?f87, ?f1085)"/>
            <draw:equation draw:name="f1105" draw:formula="if(?f1065, ?f1082, ?f1098)"/>
            <draw:equation draw:name="f1106" draw:formula="if(?f1065, ?f1083, ?f1100)"/>
            <draw:equation draw:name="f1107" draw:formula="if(?f1065, ?f1084, ?f1098)"/>
            <draw:equation draw:name="f1108" draw:formula="if(?f1065, ?f1085, ?f1100)"/>
            <draw:equation draw:name="f1109" draw:formula="21550000 - ?f92"/>
            <draw:equation draw:name="f1110" draw:formula="if(?f1109, ?f92, 21550000)"/>
            <draw:equation draw:name="f1111" draw:formula="-21550000 - ?f1110"/>
            <draw:equation draw:name="f1112" draw:formula="if(?f1111, -21550000, ?f1110)"/>
            <draw:equation draw:name="f1113" draw:formula="?f91 + ?f1112"/>
            <draw:equation draw:name="f1114" draw:formula="?f91 + ?f1"/>
            <draw:equation draw:name="f1115" draw:formula="?f1114 * ?f2 / ?f0"/>
            <draw:equation draw:name="f1116" draw:formula="0 - ?f1115"/>
            <draw:equation draw:name="f1117" draw:formula="cos(?f1116)"/>
            <draw:equation draw:name="f1118" draw:formula="0 - ?f1117"/>
            <draw:equation draw:name="f1119" draw:formula="?f1118 * ?f20"/>
            <draw:equation draw:name="f1120" draw:formula="sin(?f1116)"/>
            <draw:equation draw:name="f1121" draw:formula="0 - ?f1120"/>
            <draw:equation draw:name="f1122" draw:formula="?f1121 * ?f21"/>
            <draw:equation draw:name="f1123" draw:formula="sqrt(?f1119 * ?f1119 + ?f1122 * ?f1122 + 0 * 0)"/>
            <draw:equation draw:name="f1124" draw:formula="?f20 * ?f21 / ?f1123"/>
            <draw:equation draw:name="f1125" draw:formula="?f1121 * ?f1124"/>
            <draw:equation draw:name="f1126" draw:formula="?f89 - ?f1125"/>
            <draw:equation draw:name="f1127" draw:formula="?f1118 * ?f1124"/>
            <draw:equation draw:name="f1128" draw:formula="?f90 - ?f1127"/>
            <draw:equation draw:name="f1129" draw:formula="?f1126 - ?f20"/>
            <draw:equation draw:name="f1130" draw:formula="?f1128 - ?f21"/>
            <draw:equation draw:name="f1131" draw:formula="?f1126 + ?f20"/>
            <draw:equation draw:name="f1132" draw:formula="?f1128 + ?f21"/>
            <draw:equation draw:name="f1133" draw:formula="?f1113 + ?f1"/>
            <draw:equation draw:name="f1134" draw:formula="?f1133 * ?f2 / ?f0"/>
            <draw:equation draw:name="f1135" draw:formula="0 - ?f1134"/>
            <draw:equation draw:name="f1136" draw:formula="cos(?f1135)"/>
            <draw:equation draw:name="f1137" draw:formula="0 - ?f1136"/>
            <draw:equation draw:name="f1138" draw:formula="?f1137 * ?f20"/>
            <draw:equation draw:name="f1139" draw:formula="sin(?f1135)"/>
            <draw:equation draw:name="f1140" draw:formula="0 - ?f1139"/>
            <draw:equation draw:name="f1141" draw:formula="?f1140 * ?f21"/>
            <draw:equation draw:name="f1142" draw:formula="sqrt(?f1138 * ?f1138 + ?f1141 * ?f1141 + 0 * 0)"/>
            <draw:equation draw:name="f1143" draw:formula="?f20 * ?f21 / ?f1142"/>
            <draw:equation draw:name="f1144" draw:formula="?f1140 * ?f1143"/>
            <draw:equation draw:name="f1145" draw:formula="?f1126 + ?f1144"/>
            <draw:equation draw:name="f1146" draw:formula="?f1137 * ?f1143"/>
            <draw:equation draw:name="f1147" draw:formula="?f1128 + ?f1146"/>
            <draw:equation draw:name="f1148" draw:formula="if(?f1112, ?f89, ?f1129)"/>
            <draw:equation draw:name="f1149" draw:formula="if(?f1112, ?f90, ?f1130)"/>
            <draw:equation draw:name="f1150" draw:formula="if(?f1112, ?f89, ?f1131)"/>
            <draw:equation draw:name="f1151" draw:formula="if(?f1112, ?f90, ?f1132)"/>
            <draw:equation draw:name="f1152" draw:formula="if(?f1112, ?f1129, ?f1145)"/>
            <draw:equation draw:name="f1153" draw:formula="if(?f1112, ?f1130, ?f1147)"/>
            <draw:equation draw:name="f1154" draw:formula="if(?f1112, ?f1131, ?f1145)"/>
            <draw:equation draw:name="f1155" draw:formula="if(?f1112, ?f1132, ?f1147)"/>
          </draw:enhanced-geometry>
        </draw:custom-shape>
        <draw:custom-shape svg:width="1.5099in" svg:height="0.4047in" draw:id="id74" draw:style-name="a409" draw:transform="translate(-0.75495in -0.20235in) rotate(-5.6195) translate(11.33728in 1.18576in)" draw:name="Left-Right Arrow 18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1.08866in" svg:y="2.69956in" svg:width="3.99741in" svg:height="0.64912in" draw:id="id75" draw:style-name="a414" draw:name="Rectangle 21">
          <svg:title/>
          <svg:desc/>
          <text:p text:style-name="a411" text:class-names="" text:cond-style-name=""><text:span text:style-name="a410" text:class-names="">Index.html</text:span></text:p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222in" svg:y="3.36849in" svg:width="0.29167in" svg:height="0.5315in" draw:id="id76" draw:style-name="a417" draw:name="Down Arrow 22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67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.47222in" svg:y="4.5655in" svg:width="0.29167in" svg:height="0.5315in" draw:id="id77" draw:style-name="a420" draw:name="Down Arrow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67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375in" svg:y="3.34071in" svg:width="0.26389in" svg:height="0.5315in" draw:id="id78" draw:style-name="a423" draw:name="Up Arrow 24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536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0 * ?f6"/>
            <draw:equation draw:name="f16" draw:formula="21600 * ?f6"/>
            <draw:equation draw:name="f17" draw:formula="?f12 * ?f11"/>
            <draw:equation draw:name="f18" draw:formula="?f17 / 10800"/>
            <draw:equation draw:name="f19" draw:formula="?f12 - ?f18"/>
            <draw:equation draw:name="f20" draw:formula="$1 / ?f6"/>
            <draw:equation draw:name="f21" draw:formula="$0 / ?f7"/>
            <draw:equation draw:name="f22" draw:formula="?f15 / ?f6"/>
            <draw:equation draw:name="f23" draw:formula="?f16 / ?f6"/>
            <draw:equation draw:name="f24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375in" svg:y="4.53772in" svg:width="0.26389in" svg:height="0.5315in" draw:id="id79" draw:style-name="a426" draw:name="Up Arrow 25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536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0 * ?f6"/>
            <draw:equation draw:name="f16" draw:formula="21600 * ?f6"/>
            <draw:equation draw:name="f17" draw:formula="?f12 * ?f11"/>
            <draw:equation draw:name="f18" draw:formula="?f17 / 10800"/>
            <draw:equation draw:name="f19" draw:formula="?f12 - ?f18"/>
            <draw:equation draw:name="f20" draw:formula="$1 / ?f6"/>
            <draw:equation draw:name="f21" draw:formula="$0 / ?f7"/>
            <draw:equation draw:name="f22" draw:formula="?f15 / ?f6"/>
            <draw:equation draw:name="f23" draw:formula="?f16 / ?f6"/>
            <draw:equation draw:name="f24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0" draw:style-name="a430" draw:name="TextBox 26" svg:x="3.57124in" svg:y="0.20365in" svg:width="0.95928in" svg:height="0.40391in">
          <draw:text-box>
            <text:p text:style-name="a429" text:class-names="" text:cond-style-name=""><text:span text:style-name="a427" text:class-names="">Camille</text:span><text:span text:style-name="a428" text:class-names=""/></text:p>
          </draw:text-box>
          <svg:title/>
          <svg:desc/>
        </draw:frame>
        <draw:custom-shape svg:x="3.00731in" svg:y="0.83557in" svg:width="0.34722in" svg:height="1.81861in" draw:id="id81" draw:style-name="a433" draw:name="Up-Down Arrow 27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5.14456in" svg:y="5.49058in" svg:width="2.51827in" svg:height="0.25942in" draw:id="id82" draw:style-name="a437" draw:name="Right Arrow 29">
          <svg:title/>
          <svg:desc/>
          <text:p text:style-name="a436" text:class-names="" text:cond-style-name=""><text:span text:style-name="a434" text:class-names="">ajax</text:span><text:span text:style-name="a43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048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2.51827in" svg:height="0.25942in" draw:id="id83" draw:style-name="a440" draw:transform="translate(-1.25913in -0.12971in) rotate(-3.14159) translate(6.37151in 5.32172in)" draw:name="Right Arrow 30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048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85631in" svg:y="6.83385in" svg:width="3.09477in" svg:height="0.3983in" draw:id="id84" draw:style-name="a448" draw:name="Rectangle 10">
          <svg:title/>
          <svg:desc/>
          <text:p text:style-name="a447" text:class-names="" text:cond-style-name=""><text:span text:style-name="a441" text:class-names="">Holochain</text:span><text:span text:style-name="a442" text:class-names=""><text:s text:c="1"/></text:span><text:span text:style-name="a443" text:class-names="">bootstrap</text:span><text:span text:style-name="a444" text:class-names=""><text:s text:c="1"/></text:span><text:span text:style-name="a445" text:class-names="">server</text:span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10471in" svg:y1="5.96104in" draw:start-shape="id66" draw:start-glue-point="2" svg:x2="6.25438in" svg:y2="6.83385in" draw:id="id85" draw:style-name="a450" draw:name="Straight Arrow Connector 24">
          <svg:title/>
          <svg:desc/>
        </draw:connector>
        <draw:connector draw:type="line" svg:x1="9.94462in" svg:y1="5.96104in" draw:start-shape="id70" draw:start-glue-point="2" svg:x2="6.90681in" svg:y2="6.80691in" draw:id="id86" draw:style-name="a452" draw:name="Straight Arrow Connector 26">
          <svg:title/>
          <svg:desc/>
        </draw:connector>
      </draw:page>
      <draw:page draw:name="Slide3" draw:style-name="a453" draw:master-page-name="Master1-Layout1-title-Title-Slide" presentation:presentation-page-layout-name="Master1-PPL1" draw:id="Slide-258">
        <draw:custom-shape svg:x="0.52631in" svg:y="0.26389in" svg:width="12.36257in" svg:height="6.4598in" draw:id="id87" draw:style-name="a457" draw:name="Rectangle 2">
          <svg:title/>
          <svg:desc/>
          <text:p text:style-name="a456" text:class-names="" text:cond-style-name=""><text:span text:style-name="a454" text:class-names="">Web Browser</text:span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785in" svg:y="1in" svg:width="11.58882in" svg:height="5.31579in" draw:id="id88" draw:style-name="a461" draw:name="Rectangle 4">
          <svg:title/>
          <svg:desc/>
          <text:p text:style-name="a460" text:class-names="" text:cond-style-name=""><text:span text:style-name="a458" text:class-names="">Holochess WebApp</text:span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456in" svg:y="3.19735in" svg:width="11.00856in" svg:height="0.50948in" draw:id="id89" draw:style-name="a466" draw:name="Rectangle 5">
          <svg:title/>
          <svg:desc/>
          <text:p text:style-name="a463" text:class-names="" text:cond-style-name=""><text:span text:style-name="a462" text:class-names="">Holochess.js</text:span></text:p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877in" svg:y="4.54603in" svg:width="3.72508in" svg:height="1.03509in" draw:id="id90" draw:style-name="a471" draw:name="Rectangle 6">
          <svg:title/>
          <svg:desc/>
          <text:p text:style-name="a468" text:class-names="" text:cond-style-name=""><text:span text:style-name="a467" text:class-names="">Holo-bridge.js</text:span></text:p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5486in" svg:y="4.54603in" svg:width="1.818in" svg:height="0.77778in" draw:id="id91" draw:style-name="a475" draw:name="Rectangle 3">
          <svg:title/>
          <svg:desc/>
          <text:p text:style-name="a474" text:class-names="" text:cond-style-name=""><text:span text:style-name="a472" text:class-names="">Chess.js</text:span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195in" svg:y="4.54603in" svg:width="1.74062in" svg:height="0.66516in" draw:id="id92" draw:style-name="a479" draw:name="Rectangle 20">
          <svg:title/>
          <svg:desc/>
          <text:p text:style-name="a478" text:class-names="" text:cond-style-name=""><text:span text:style-name="a476" text:class-names="">Chessboard.js</text:span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456in" svg:y="1.69883in" svg:width="10.98608in" svg:height="0.89693in" draw:id="id93" draw:style-name="a484" draw:name="Rectangle 22">
          <svg:title/>
          <svg:desc/>
          <text:p text:style-name="a481" text:class-names="" text:cond-style-name=""><text:span text:style-name="a480" text:class-names="">Index.html</text:span></text:p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9839in" svg:y="1.89511in" svg:width="2.97076in" svg:height="0.44588in" draw:id="id94" draw:style-name="a488" draw:name="Rectangle 21">
          <svg:title/>
          <svg:desc/>
          <text:p text:style-name="a487" text:class-names="" text:cond-style-name=""><text:span text:style-name="a485" text:class-names="">Bootstrap twitter</text:span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9839in" svg:y="3.7953in" svg:width="0.42106in" svg:height="0.73611in" draw:id="id95" draw:style-name="a491" draw:name="Up-Down Arrow 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6.28654in" svg:y="3.80992in" svg:width="0.42106in" svg:height="0.73611in" draw:id="id96" draw:style-name="a494" draw:name="Up-Down Arrow 23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9.25333in" svg:y="3.78941in" svg:width="0.42106in" svg:height="0.73611in" draw:id="id97" draw:style-name="a497" draw:name="Up-Down Arrow 24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5.75195in" svg:y="2.55849in" svg:width="0.42106in" svg:height="0.63886in" draw:id="id98" draw:style-name="a500" draw:name="Up-Down Arrow 25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</draw:page>
      <draw:page draw:name="Slide4" draw:style-name="a501" draw:master-page-name="Master1-Layout2-obj-Title-and-Content" presentation:presentation-page-layout-name="Master1-PPL2" draw:id="Slide-259">
        <draw:custom-shape svg:x="5.06818in" svg:y="1.97109in" svg:width="2.20833in" svg:height="0.56944in" draw:id="id99" draw:style-name="a505" draw:name="Rectangle 3">
          <svg:title/>
          <svg:desc/>
          <text:p text:style-name="a504" text:class-names="" text:cond-style-name=""><text:span text:style-name="a502" text:class-names="">empty</text:span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509" draw:name="TextBox 4" svg:x="5.26263in" svg:y="0.34722in" svg:width="2.11237in" svg:height="0.40391in">
          <draw:text-box>
            <text:p text:style-name="a508" text:class-names="" text:cond-style-name=""><text:span text:style-name="a506" text:class-names="">App state machine</text:span><text:span text:style-name="a507" text:class-names=""/></text:p>
          </draw:text-box>
          <svg:title/>
          <svg:desc/>
        </draw:frame>
        <draw:custom-shape svg:x="5.887in" svg:y="0.93056in" svg:width="0.57071in" svg:height="0.41667in" draw:id="id101" draw:style-name="a513" draw:name="Oval 5">
          <svg:title/>
          <svg:desc/>
          <text:p text:style-name="a512" text:class-names="" text:cond-style-name=""><text:span text:style-name="a510" text:class-names="">null</text:span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17235in" svg:y1="1.34723in" draw:start-shape="id101" draw:start-glue-point="2" svg:x2="6.17234in" svg:y2="1.97109in" draw:end-shape="id99" draw:end-glue-point="0" draw:id="id102" draw:style-name="a515" draw:name="Straight Arrow Connector 6">
          <svg:title/>
          <svg:desc/>
        </draw:connector>
        <draw:frame draw:id="id103" draw:style-name="a519" draw:name="TextBox 9" svg:x="6.17235in" svg:y="1.38776in" svg:width="0.95753in" svg:height="0.40391in">
          <draw:text-box>
            <text:p text:style-name="a518" text:class-names="" text:cond-style-name=""><text:span text:style-name="a516" text:class-names="">loading</text:span><text:span text:style-name="a517" text:class-names=""/></text:p>
          </draw:text-box>
          <svg:title/>
          <svg:desc/>
        </draw:frame>
        <draw:custom-shape svg:x="3.56818in" svg:y="3.24549in" svg:width="2.20833in" svg:height="0.56944in" draw:id="id104" draw:style-name="a523" draw:name="Rectangle 11">
          <svg:title/>
          <svg:desc/>
          <text:p text:style-name="a522" text:class-names="" text:cond-style-name=""><text:span text:style-name="a520" text:class-names="">sandbox</text:span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763in" svg:y="3.25599in" svg:width="2.20833in" svg:height="0.56944in" draw:id="id105" draw:style-name="a527" draw:name="Rectangle 12">
          <svg:title/>
          <svg:desc/>
          <text:p text:style-name="a526" text:class-names="" text:cond-style-name=""><text:span text:style-name="a524" text:class-names="">viewing-challenge</text:span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7234in" svg:y1="2.54053in" draw:start-shape="id99" draw:start-glue-point="2" svg:x2="4.67234in" svg:y2="3.24549in" draw:end-shape="id104" draw:end-glue-point="0" draw:id="id106" draw:style-name="a529" draw:name="Straight Arrow Connector 13">
          <svg:title/>
          <svg:desc/>
        </draw:connector>
        <draw:connector draw:type="line" svg:x1="6.17234in" svg:y1="2.54053in" draw:start-shape="id99" draw:start-glue-point="2" svg:x2="7.49179in" svg:y2="3.25599in" draw:end-shape="id105" draw:end-glue-point="0" draw:id="id107" draw:style-name="a531" draw:name="Straight Arrow Connector 16">
          <svg:title/>
          <svg:desc/>
        </draw:connector>
        <draw:frame draw:id="id108" draw:style-name="a535" draw:name="TextBox 19" svg:x="3.30956in" svg:y="2.6293in" svg:width="2.32975in" svg:height="0.40391in">
          <draw:text-box>
            <text:p text:style-name="a534" text:class-names="" text:cond-style-name=""><text:span text:style-name="a532" text:class-names="">Sandbox button click</text:span><text:span text:style-name="a533" text:class-names=""/></text:p>
          </draw:text-box>
          <svg:title/>
          <svg:desc/>
        </draw:frame>
        <draw:connector draw:type="curve" svg:x1="6.34426in" svg:y1="3.64301in" draw:start-shape="id104" draw:start-glue-point="2" svg:x2="4.50042in" svg:y2="2.14301in" draw:end-shape="id99" draw:end-glue-point="0" draw:id="id109" draw:style-name="a537" draw:transform="translate(-5.42234in -2.89301in) rotate(-1.5708) translate(5.42234in 2.89301in)" draw:name="Curved Connector 21">
          <svg:title/>
          <svg:desc/>
        </draw:connector>
        <draw:frame draw:id="id110" draw:style-name="a541" draw:name="TextBox 26" svg:x="2.11511in" svg:y="0.75113in" svg:width="2.02213in" svg:height="0.40391in">
          <draw:text-box>
            <text:p text:style-name="a540" text:class-names="" text:cond-style-name=""><text:span text:style-name="a538" text:class-names="">Reset button click</text:span><text:span text:style-name="a539" text:class-names=""/></text:p>
          </draw:text-box>
          <svg:title/>
          <svg:desc/>
        </draw:frame>
        <draw:frame draw:id="id111" draw:style-name="a545" draw:name="TextBox 27" svg:x="6.31881in" svg:y="2.6293in" svg:width="2.59117in" svg:height="0.40391in">
          <draw:text-box>
            <text:p text:style-name="a544" text:class-names="" text:cond-style-name=""><text:span text:style-name="a542" text:class-names="">Load-game button click</text:span><text:span text:style-name="a543" text:class-names=""/></text:p>
          </draw:text-box>
          <svg:title/>
          <svg:desc/>
        </draw:frame>
        <draw:custom-shape svg:x="6.38763in" svg:y="4.54088in" svg:width="2.20833in" svg:height="0.56944in" draw:id="id112" draw:style-name="a549" draw:name="Rectangle 28">
          <svg:title/>
          <svg:desc/>
          <text:p text:style-name="a548" text:class-names="" text:cond-style-name=""><text:span text:style-name="a546" text:class-names="">playing-challenge</text:span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9179in" svg:y1="3.82543in" draw:start-shape="id105" draw:start-glue-point="2" svg:x2="7.49179in" svg:y2="4.54088in" draw:end-shape="id112" draw:end-glue-point="0" draw:id="id113" draw:style-name="a551" draw:name="Straight Arrow Connector 30">
          <svg:title/>
          <svg:desc/>
        </draw:connector>
        <draw:frame draw:id="id114" draw:style-name="a555" draw:name="TextBox 31" svg:x="7.49179in" svg:y="3.94909in" svg:width="1.82761in" svg:height="0.40391in">
          <draw:text-box>
            <text:p text:style-name="a554" text:class-names="" text:cond-style-name=""><text:span text:style-name="a552" text:class-names="">my-turn == true</text:span><text:span text:style-name="a553" text:class-names=""/></text:p>
          </draw:text-box>
          <svg:title/>
          <svg:desc/>
        </draw:frame>
        <draw:connector draw:type="curve" svg:x1="8.41896in" svg:y1="4.18315in" draw:start-shape="id112" draw:start-glue-point="2" svg:x2="6.56463in" svg:y2="4.19704in" draw:end-shape="id105" draw:end-glue-point="0" draw:id="id115" draw:style-name="a557" draw:transform="translate(-7.49179in -4.1901in) rotate(-1.5708) translate(7.49179in 4.1901in)" draw:name="Curved Connector 32">
          <svg:title/>
          <svg:desc/>
        </draw:connector>
        <draw:frame draw:id="id116" draw:style-name="a563" draw:name="TextBox 39" svg:x="10.44381in" svg:y="3.79762in" svg:width="2.59117in" svg:height="0.70684in">
          <draw:text-box>
            <text:p text:style-name="a559" text:class-names="" text:cond-style-name=""><text:span text:style-name="a558" text:class-names="">Load-game button click</text:span></text:p>
            <text:p text:style-name="a562" text:class-names="" text:cond-style-name=""><text:span text:style-name="a560" text:class-names="">Submit Move</text:span><text:span text:style-name="a561" text:class-names=""/></text:p>
          </draw:text-box>
          <svg:title/>
          <svg:desc/>
        </draw:frame>
      </draw:page>
      <draw:page draw:name="Slide5" draw:style-name="a564" draw:master-page-name="Master1-Layout2-obj-Title-and-Content" presentation:presentation-page-layout-name="Master1-PPL2" draw:id="Slide-260">
        <draw:custom-shape svg:x="5.05556in" svg:y="2.25in" svg:width="2.20833in" svg:height="0.58333in" draw:id="id117" draw:style-name="a568" draw:name="Rectangle 3">
          <svg:title/>
          <svg:desc/>
          <text:p text:style-name="a567" text:class-names="" text:cond-style-name=""><text:span text:style-name="a565" text:class-names="">Challenge pending</text:span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572" draw:name="TextBox 4" svg:x="5.05556in" svg:y="0.15278in" svg:width="2.30872in" svg:height="0.40391in">
          <draw:text-box>
            <text:p text:style-name="a571" text:class-names="" text:cond-style-name=""><text:span text:style-name="a569" text:class-names="">Game state machine</text:span><text:span text:style-name="a570" text:class-names=""/></text:p>
          </draw:text-box>
          <svg:title/>
          <svg:desc/>
        </draw:frame>
        <draw:custom-shape svg:x="5.94444in" svg:y="1.31944in" svg:width="0.43056in" svg:height="0.41667in" draw:id="id119" draw:style-name="a575" draw:name="Oval 1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15972in" svg:y1="1.73611in" draw:start-shape="id119" draw:start-glue-point="2" svg:x2="6.15972in" svg:y2="2.25in" draw:end-shape="id117" draw:end-glue-point="0" draw:id="id120" draw:style-name="a577" draw:name="Straight Arrow Connector 5">
          <svg:title/>
          <svg:desc/>
        </draw:connector>
        <draw:custom-shape svg:x="5.05556in" svg:y="3.37274in" svg:width="2.20833in" svg:height="0.58333in" draw:id="id121" draw:style-name="a581" draw:name="Rectangle 7">
          <svg:title/>
          <svg:desc/>
          <text:p text:style-name="a580" text:class-names="" text:cond-style-name=""><text:span text:style-name="a578" text:class-names="">running</text:span><text:span text:style-name="a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5556in" svg:y="4.52665in" svg:width="2.20833in" svg:height="0.58333in" draw:id="id122" draw:style-name="a585" draw:name="Rectangle 8">
          <svg:title/>
          <svg:desc/>
          <text:p text:style-name="a584" text:class-names="" text:cond-style-name=""><text:span text:style-name="a582" text:class-names="">finished</text:span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5972in" svg:y1="2.83333in" draw:start-shape="id117" draw:start-glue-point="2" svg:x2="6.15972in" svg:y2="3.37274in" draw:end-shape="id121" draw:end-glue-point="0" draw:id="id123" draw:style-name="a587" draw:name="Straight Arrow Connector 10">
          <svg:title/>
          <svg:desc/>
        </draw:connector>
        <draw:connector draw:type="line" svg:x1="6.15972in" svg:y1="3.95607in" draw:start-shape="id121" draw:start-glue-point="2" svg:x2="6.15972in" svg:y2="4.52665in" draw:end-shape="id122" draw:end-glue-point="0" draw:id="id124" draw:style-name="a589" draw:name="Straight Arrow Connector 1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56" svg:viewBox="0 0 20 30" svg:d="m10 0-10 30h20z"/>
    <draw:marker draw:name="a449" svg:viewBox="0 0 20 30" svg:d="m10 0-10 30h20z"/>
    <draw:marker draw:name="a586" svg:viewBox="0 0 20 30" svg:d="m10 0-10 30h20z"/>
    <draw:marker draw:name="a550" svg:viewBox="0 0 20 30" svg:d="m10 0-10 30h20z"/>
    <draw:marker draw:name="a528" svg:viewBox="0 0 20 30" svg:d="m10 0-10 30h20z"/>
    <draw:marker draw:name="a576" svg:viewBox="0 0 20 30" svg:d="m10 0-10 30h20z"/>
    <draw:marker draw:name="a588" svg:viewBox="0 0 20 30" svg:d="m10 0-10 30h20z"/>
    <draw:marker draw:name="a536" svg:viewBox="0 0 20 30" svg:d="m10 0-10 30h20z"/>
    <draw:marker draw:name="a451" svg:viewBox="0 0 20 30" svg:d="m10 0-10 30h20z"/>
    <draw:marker draw:name="a530" svg:viewBox="0 0 20 30" svg:d="m10 0-10 30h20z"/>
    <draw:marker draw:name="a51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/04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9/04/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9/04/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9/04/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9/04/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9/04/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9/04/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9/04/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9/04/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9/04/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9/04/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9/04/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dd</meta:initial-creator>
    <dc:creator>ddd</dc:creator>
    <meta:creation-date>2018-03-05T01:10:09Z</meta:creation-date>
    <dc:date>2018-04-19T14:37:16Z</dc:date>
    <meta:editing-cycles>4</meta:editing-cycles>
    <meta:editing-duration>PT53610S</meta:editing-duration>
    <meta:document-statistic meta:paragraph-count="39" meta:word-count="66"/>
  </office:meta>
</office:document-meta>
</file>